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39FC00002B9EBE034311.svm" manifest:media-type=""/>
  <manifest:file-entry manifest:full-path="Pictures/2000000900001FD6000015D0C05F2AE2.svm" manifest:media-type=""/>
  <manifest:file-entry manifest:full-path="Pictures/200000090000353B00002674CCA076C8.svm" manifest:media-type=""/>
  <manifest:file-entry manifest:full-path="Pictures/200000090000353B00001654ACDACD74.svm" manifest:media-type=""/>
  <manifest:file-entry manifest:full-path="Pictures/2000000900003CAC00004403B8FD1D19.svm" manifest:media-type=""/>
  <manifest:file-entry manifest:full-path="Pictures/2000000900001B7F00000669E155E516.svm" manifest:media-type=""/>
  <manifest:file-entry manifest:full-path="Pictures/2000000900001D4100000CD2D4DF35C1.svm" manifest:media-type=""/>
  <manifest:file-entry manifest:full-path="Pictures/2000000900003221000008FF91EB9D3E.svm" manifest:media-type=""/>
  <manifest:file-entry manifest:full-path="Pictures/20000009000035210000140E3F10F936.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roman"/>
    <style:font-face style:name="Courier New1" svg:font-family="'Courier New'" style:font-family-generic="swiss"/>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officeooo:rsid="001cb964" officeooo:paragraph-rsid="001cb964"/>
    </style:style>
    <style:style style:name="P2" style:family="paragraph" style:parent-style-name="Standard">
      <style:text-properties style:font-name="Calibri" officeooo:rsid="00136695" officeooo:paragraph-rsid="001b4063"/>
    </style:style>
    <style:style style:name="P3" style:family="paragraph" style:parent-style-name="Standard">
      <style:text-properties style:font-name="Calibri" fo:font-size="14pt" fo:font-weight="bold" officeooo:rsid="00136695" officeooo:paragraph-rsid="001b4063" style:font-size-asian="14pt" style:font-weight-asian="bold" style:font-size-complex="14pt" style:font-weight-complex="bold"/>
    </style:style>
    <style:style style:name="P4" style:family="paragraph" style:parent-style-name="Standard">
      <style:text-properties style:font-name="Calibri" fo:font-size="14pt" fo:font-weight="bold" officeooo:rsid="00136695" officeooo:paragraph-rsid="0023e87b" style:font-size-asian="14pt" style:font-weight-asian="bold" style:font-size-complex="14pt" style:font-weight-complex="bold"/>
    </style:style>
    <style:style style:name="P5" style:family="paragraph" style:parent-style-name="Standard">
      <style:text-properties style:font-name="Calibri" fo:font-size="14pt" fo:font-weight="bold" officeooo:rsid="00256e09" officeooo:paragraph-rsid="00256e09" style:font-size-asian="14pt" style:font-weight-asian="bold" style:font-size-complex="14pt" style:font-weight-complex="bold"/>
    </style:style>
    <style:style style:name="P6" style:family="paragraph" style:parent-style-name="Standard">
      <style:text-properties style:font-name="Calibri" fo:font-size="14pt" fo:font-weight="normal" officeooo:rsid="0026c36a" officeooo:paragraph-rsid="0026c36a" style:font-size-asian="14pt" style:font-weight-asian="normal" style:font-size-complex="14pt" style:font-weight-complex="normal"/>
    </style:style>
    <style:style style:name="P7" style:family="paragraph" style:parent-style-name="Standard">
      <style:text-properties style:font-name="Calibri" fo:font-size="14pt" fo:font-weight="normal" officeooo:rsid="0026c36a" officeooo:paragraph-rsid="0029ad8b" style:font-size-asian="14pt" style:font-weight-asian="normal" style:font-size-complex="14pt" style:font-weight-complex="normal"/>
    </style:style>
    <style:style style:name="P8" style:family="paragraph" style:parent-style-name="Standard">
      <style:paragraph-properties>
        <style:tab-stops>
          <style:tab-stop style:position="0.9898in"/>
        </style:tab-stops>
      </style:paragraph-properties>
      <style:text-properties style:font-name="Calibri" fo:font-size="14pt" fo:font-weight="normal" officeooo:rsid="0026c36a" officeooo:paragraph-rsid="0026c36a" style:font-size-asian="14pt" style:font-weight-asian="normal" style:font-size-complex="14pt" style:font-weight-complex="normal"/>
    </style:style>
    <style:style style:name="P9" style:family="paragraph" style:parent-style-name="Standard">
      <style:text-properties style:font-name="Calibri" fo:font-size="14pt" officeooo:paragraph-rsid="001b4063" style:font-size-asian="14pt" style:font-size-complex="14pt"/>
    </style:style>
    <style:style style:name="P10" style:family="paragraph" style:parent-style-name="Standard">
      <style:text-properties style:font-name="Calibri" fo:font-size="14pt" officeooo:rsid="00227115" officeooo:paragraph-rsid="001b4063" style:font-size-asian="14pt" style:font-size-complex="14pt"/>
    </style:style>
    <style:style style:name="P11" style:family="paragraph" style:parent-style-name="Standard">
      <style:text-properties style:font-name="Calibri" fo:font-size="14pt" officeooo:rsid="0023e87b" officeooo:paragraph-rsid="0023e87b" style:font-size-asian="14pt" style:font-size-complex="14pt"/>
    </style:style>
    <style:style style:name="P12" style:family="paragraph" style:parent-style-name="Standard">
      <style:text-properties style:font-name="Calibri" fo:font-size="14pt" officeooo:rsid="00136695" officeooo:paragraph-rsid="001b4063" style:font-size-asian="14pt" style:font-size-complex="14pt"/>
    </style:style>
    <style:style style:name="P13" style:family="paragraph" style:parent-style-name="Standard">
      <style:text-properties style:font-name="Calibri" fo:font-size="14pt" officeooo:rsid="00136695" officeooo:paragraph-rsid="0023e87b" style:font-size-asian="14pt" style:font-size-complex="14pt"/>
    </style:style>
    <style:style style:name="P14" style:family="paragraph" style:parent-style-name="Standard">
      <style:text-properties style:font-name="Calibri" fo:font-size="14pt" fo:font-style="normal" officeooo:rsid="001457dd" officeooo:paragraph-rsid="001b4063" style:font-size-asian="14pt" style:font-style-asian="normal" style:font-size-complex="14pt" style:font-style-complex="normal"/>
    </style:style>
    <style:style style:name="P15" style:family="paragraph" style:parent-style-name="Standard">
      <style:paragraph-properties fo:text-align="center" style:justify-single-word="false"/>
      <style:text-properties style:font-name="Calibri" fo:font-size="24pt" fo:font-weight="bold" officeooo:rsid="00166f71" officeooo:paragraph-rsid="001b4063" style:font-size-asian="24pt" style:font-weight-asian="bold" style:font-size-complex="24pt" style:font-weight-complex="bold"/>
    </style:style>
    <style:style style:name="P16" style:family="paragraph" style:parent-style-name="Standard">
      <style:text-properties style:font-name="Calibri" officeooo:paragraph-rsid="001b4063"/>
    </style:style>
    <style:style style:name="P17" style:family="paragraph" style:parent-style-name="Standard">
      <style:text-properties fo:color="#000000" style:font-name="Courier New" fo:font-size="10pt" style:font-size-asian="10pt"/>
    </style:style>
    <style:style style:name="P18" style:family="paragraph" style:parent-style-name="Standard">
      <style:text-properties fo:color="#000000" style:font-name="Courier New" fo:font-size="10pt" fo:font-weight="normal" style:font-size-asian="10pt" style:font-weight-asian="normal"/>
    </style:style>
    <style:style style:name="P19" style:family="paragraph" style:parent-style-name="Standard">
      <style:text-properties officeooo:rsid="002ab395" officeooo:paragraph-rsid="002ab395"/>
    </style:style>
    <style:style style:name="P20" style:family="paragraph" style:parent-style-name="Standard">
      <style:text-properties officeooo:rsid="002ab395" officeooo:paragraph-rsid="002dc443"/>
    </style:style>
    <style:style style:name="P21" style:family="paragraph" style:parent-style-name="Standard">
      <style:text-properties officeooo:rsid="002ab395" officeooo:paragraph-rsid="002f843c"/>
    </style:style>
    <style:style style:name="P22" style:family="paragraph" style:parent-style-name="Standard">
      <style:text-properties officeooo:paragraph-rsid="0035fdf3"/>
    </style:style>
    <style:style style:name="P23" style:family="paragraph" style:parent-style-name="Standard">
      <style:paragraph-properties fo:margin-top="0in" fo:margin-bottom="0in" style:contextual-spacing="false" fo:line-height="100%" fo:text-align="center" style:justify-single-word="false"/>
      <style:text-properties style:font-name="Times New Roman" fo:font-size="32pt" officeooo:paragraph-rsid="001b4063" style:font-size-asian="32pt" style:font-name-complex="Times New Roman1" style:font-size-complex="32pt"/>
    </style:style>
    <style:style style:name="P24" style:family="paragraph" style:parent-style-name="Standard">
      <style:paragraph-properties fo:margin-top="0in" fo:margin-bottom="0in" style:contextual-spacing="false" fo:line-height="100%"/>
      <style:text-properties style:font-name="Times New Roman" fo:font-size="32pt" officeooo:paragraph-rsid="001b4063" style:font-size-asian="32pt" style:font-name-complex="Times New Roman1" style:font-size-complex="32pt"/>
    </style:style>
    <style:style style:name="P25" style:family="paragraph" style:parent-style-name="Standard">
      <style:paragraph-properties fo:margin-top="0in" fo:margin-bottom="0in" style:contextual-spacing="false" fo:line-height="100%" fo:text-align="center" style:justify-single-word="false"/>
      <style:text-properties style:font-name="Times New Roman" fo:font-size="24pt" officeooo:paragraph-rsid="001b4063" style:font-size-asian="24pt" style:font-name-complex="Times New Roman1" style:font-size-complex="24pt"/>
    </style:style>
    <style:style style:name="P26" style:family="paragraph" style:parent-style-name="Standard">
      <style:paragraph-properties fo:margin-top="0in" fo:margin-bottom="0in" style:contextual-spacing="false" fo:line-height="100%" fo:text-align="center" style:justify-single-word="false"/>
      <style:text-properties style:font-name="Times New Roman" fo:font-size="20pt" officeooo:paragraph-rsid="001b4063" style:font-size-asian="20pt" style:font-name-complex="Times New Roman1" style:font-size-complex="20pt"/>
    </style:style>
    <style:style style:name="P27" style:family="paragraph" style:parent-style-name="Standard">
      <style:paragraph-properties fo:margin-top="0in" fo:margin-bottom="0in" style:contextual-spacing="false" fo:line-height="100%" fo:text-align="center" style:justify-single-word="false"/>
      <style:text-properties style:font-name="Times New Roman" fo:font-size="18pt" fo:font-style="italic" officeooo:paragraph-rsid="001b4063" style:font-size-asian="18pt" style:font-style-asian="italic" style:font-name-complex="Times New Roman1" style:font-size-complex="18pt"/>
    </style:style>
    <style:style style:name="P28" style:family="paragraph" style:parent-style-name="Standard">
      <style:paragraph-properties fo:margin-top="0in" fo:margin-bottom="0in" style:contextual-spacing="false" fo:line-height="100%" fo:text-align="start" style:justify-single-word="false"/>
      <style:text-properties style:font-name="Times New Roman" fo:font-size="18pt" fo:font-style="italic" officeooo:paragraph-rsid="001b4063" style:font-size-asian="18pt" style:font-style-asian="italic" style:font-name-complex="Times New Roman1" style:font-size-complex="18pt"/>
    </style:style>
    <style:style style:name="P29" style:family="paragraph" style:parent-style-name="Standard">
      <style:paragraph-properties fo:margin-top="0in" fo:margin-bottom="0in" style:contextual-spacing="false" fo:line-height="100%" fo:text-align="center" style:justify-single-word="false"/>
      <style:text-properties officeooo:paragraph-rsid="001b4063"/>
    </style:style>
    <style:style style:name="P30" style:family="paragraph" style:parent-style-name="Standard">
      <style:paragraph-properties fo:margin-top="0in" fo:margin-bottom="0in" style:contextual-spacing="false" fo:line-height="100%" fo:text-align="start" style:justify-single-word="false"/>
      <style:text-properties officeooo:paragraph-rsid="001b4063"/>
    </style:style>
    <style:style style:name="P31" style:family="paragraph" style:parent-style-name="Standard">
      <style:paragraph-properties fo:margin-top="0in" fo:margin-bottom="0in" style:contextual-spacing="false" fo:line-height="100%" fo:text-align="center" style:justify-single-word="false"/>
      <style:text-properties style:font-name="Calibri" officeooo:paragraph-rsid="001b4063"/>
    </style:style>
    <style:style style:name="P32" style:family="paragraph" style:parent-style-name="Standard">
      <style:paragraph-properties fo:margin-top="0in" fo:margin-bottom="0in" style:contextual-spacing="false" fo:line-height="100%" fo:text-align="center" style:justify-single-word="false" fo:padding-left="0in" fo:padding-right="0in" fo:padding-top="0.0138in" fo:padding-bottom="0.0138in" fo:border-left="none" fo:border-right="none" fo:border-top="0.74pt solid #00000a" fo:border-bottom="0.74pt solid #00000a"/>
      <style:text-properties style:font-name="Times New Roman" fo:font-size="24pt" officeooo:rsid="001f6d6a" officeooo:paragraph-rsid="001b4063" style:font-size-asian="24pt" style:font-name-complex="Times New Roman1" style:font-size-complex="24pt"/>
    </style:style>
    <style:style style:name="P33" style:family="paragraph" style:parent-style-name="Standard" style:master-page-name="Standard">
      <style:paragraph-properties fo:margin-top="0in" fo:margin-bottom="0in" style:contextual-spacing="false" fo:line-height="100%" fo:text-align="center" style:justify-single-word="false" style:page-number="auto"/>
      <style:text-properties style:font-name="Times New Roman" fo:font-size="32pt" officeooo:paragraph-rsid="001b4063" style:font-size-asian="32pt" style:font-name-complex="Times New Roman1" style:font-size-complex="32pt"/>
    </style:style>
    <style:style style:name="P34" style:family="paragraph" style:parent-style-name="Standard">
      <style:text-properties style:font-name="Calibri" fo:font-size="14pt" fo:font-weight="bold" officeooo:rsid="001caa04" officeooo:paragraph-rsid="001b4063" style:font-size-asian="14pt" style:font-weight-asian="bold" style:font-size-complex="14pt" style:font-weight-complex="bold"/>
    </style:style>
    <style:style style:name="P35" style:family="paragraph" style:parent-style-name="Standard">
      <style:text-properties style:font-name="Calibri" fo:font-size="14pt" fo:font-weight="normal" officeooo:rsid="0026c36a" officeooo:paragraph-rsid="0035fdf3" style:font-size-asian="14pt" style:font-weight-asian="normal" style:font-size-complex="14pt" style:font-weight-complex="normal"/>
    </style:style>
    <style:style style:name="P36" style:family="paragraph" style:parent-style-name="Standard">
      <style:text-properties style:font-name="Calibri" fo:font-size="14pt" fo:font-weight="normal" officeooo:rsid="0029ad8b" officeooo:paragraph-rsid="0026c36a" style:font-size-asian="14pt" style:font-weight-asian="normal" style:font-size-complex="14pt" style:font-weight-complex="normal"/>
    </style:style>
    <style:style style:name="P37" style:family="paragraph" style:parent-style-name="Standard" style:list-style-name="L1">
      <style:text-properties style:font-name="Calibri" fo:font-size="14pt" fo:font-weight="normal" officeooo:rsid="0026cd65" officeooo:paragraph-rsid="002ab395" style:font-size-asian="14pt" style:font-weight-asian="normal" style:font-size-complex="14pt" style:font-weight-complex="normal"/>
    </style:style>
    <style:style style:name="P38" style:family="paragraph" style:parent-style-name="Standard" style:list-style-name="L1">
      <style:text-properties style:font-name="Calibri" fo:font-size="14pt" fo:font-weight="normal" officeooo:rsid="0026cd65" officeooo:paragraph-rsid="0026cd65" style:font-size-asian="14pt" style:font-weight-asian="normal" style:font-size-complex="14pt" style:font-weight-complex="normal"/>
    </style:style>
    <style:style style:name="P39" style:family="paragraph" style:parent-style-name="Standard">
      <style:text-properties style:font-name="Calibri" fo:font-size="14pt" fo:font-weight="normal" officeooo:rsid="0026cd65" officeooo:paragraph-rsid="0026cd65" style:font-size-asian="14pt" style:font-weight-asian="normal" style:font-size-complex="14pt" style:font-weight-complex="normal"/>
    </style:style>
    <style:style style:name="P40" style:family="paragraph" style:parent-style-name="Standard">
      <style:text-properties style:font-name="Calibri" fo:font-size="14pt" fo:font-weight="normal" officeooo:rsid="0026cd65" officeooo:paragraph-rsid="0029ad8b" style:font-size-asian="14pt" style:font-weight-asian="normal" style:font-size-complex="14pt" style:font-weight-complex="normal"/>
    </style:style>
    <style:style style:name="P41" style:family="paragraph" style:parent-style-name="Standard">
      <style:text-properties style:font-name="Calibri" fo:font-size="14pt" fo:font-weight="normal" officeooo:rsid="002ab395" officeooo:paragraph-rsid="0026c36a" style:font-size-asian="14pt" style:font-weight-asian="normal" style:font-size-complex="14pt" style:font-weight-complex="normal"/>
    </style:style>
    <style:style style:name="P42" style:family="paragraph" style:parent-style-name="Standard" style:list-style-name="L1">
      <style:text-properties style:font-name="Calibri" fo:font-size="14pt" style:text-underline-style="none" fo:font-weight="normal" officeooo:rsid="0026cd65" officeooo:paragraph-rsid="0029ad8b" style:font-size-asian="14pt" style:font-weight-asian="normal" style:font-size-complex="14pt" style:font-weight-complex="normal"/>
    </style:style>
    <style:style style:name="P43" style:family="paragraph" style:parent-style-name="Standard">
      <style:text-properties style:font-name="Calibri" fo:font-size="14pt" style:text-underline-style="none" fo:font-weight="normal" officeooo:rsid="0026cd65" officeooo:paragraph-rsid="0029ad8b" style:font-size-asian="14pt" style:font-weight-asian="normal" style:font-size-complex="14pt" style:font-weight-complex="normal"/>
    </style:style>
    <style:style style:name="P44" style:family="paragraph" style:parent-style-name="Standard">
      <style:text-properties style:font-name="Calibri" fo:font-size="14pt" style:text-underline-style="none" fo:font-weight="normal" officeooo:rsid="0026cd65" officeooo:paragraph-rsid="0026cd65" style:font-size-asian="14pt" style:font-weight-asian="normal" style:font-size-complex="14pt" style:font-weight-complex="normal"/>
    </style:style>
    <style:style style:name="P45" style:family="paragraph" style:parent-style-name="Standard">
      <style:text-properties style:font-name="Calibri" fo:font-weight="bold" officeooo:rsid="002ab395" officeooo:paragraph-rsid="002ab395" style:font-weight-asian="bold" style:font-weight-complex="bold"/>
    </style:style>
    <style:style style:name="P46" style:family="paragraph" style:parent-style-name="Standard" style:list-style-name="L1">
      <style:text-properties officeooo:paragraph-rsid="002ab395"/>
    </style:style>
    <style:style style:name="P47" style:family="paragraph" style:parent-style-name="Standard" style:list-style-name="L1">
      <style:text-properties officeooo:paragraph-rsid="0026cd65"/>
    </style:style>
    <style:style style:name="P48" style:family="paragraph" style:parent-style-name="Standard" style:list-style-name="L1">
      <style:text-properties officeooo:paragraph-rsid="0029ad8b"/>
    </style:style>
    <style:style style:name="P49" style:family="paragraph" style:parent-style-name="Standard" style:list-style-name="L1">
      <style:text-properties style:font-name="Courier New2" fo:font-size="14pt" fo:font-weight="normal" officeooo:rsid="0026c36a" officeooo:paragraph-rsid="0029ad8b" style:font-size-asian="14pt" style:font-weight-asian="normal" style:font-size-complex="14pt" style:font-weight-complex="normal"/>
    </style:style>
    <style:style style:name="P50" style:family="paragraph" style:parent-style-name="Standard">
      <style:text-properties style:font-name="Courier New2" fo:font-size="14pt" fo:font-weight="normal" officeooo:rsid="0026c36a" officeooo:paragraph-rsid="0029ad8b" style:font-size-asian="14pt" style:font-weight-asian="normal" style:font-size-complex="14pt" style:font-weight-complex="normal"/>
    </style:style>
    <style:style style:name="P51" style:family="paragraph" style:parent-style-name="Standard">
      <style:text-properties fo:color="#804000" style:font-name="Courier New1" fo:font-size="10pt" fo:font-weight="bold" officeooo:rsid="002ab395" officeooo:paragraph-rsid="002ab395" style:font-size-asian="10pt" style:font-weight-asian="bold" style:font-weight-complex="bold"/>
    </style:style>
    <style:style style:name="P52" style:family="paragraph" style:parent-style-name="Standard">
      <style:text-properties fo:color="#804000" style:font-name="Courier New" fo:font-size="10pt" style:font-size-asian="10pt"/>
    </style:style>
    <style:style style:name="P53" style:family="paragraph" style:parent-style-name="Standard">
      <style:text-properties fo:color="#000080" style:font-name="Courier New" fo:font-size="10pt" fo:font-weight="bold" style:font-size-asian="10pt" style:font-weight-asian="bold"/>
    </style:style>
    <style:style style:name="P54" style:family="paragraph" style:parent-style-name="Standard">
      <style:text-properties fo:color="#000000" style:font-name="Courier New" fo:font-size="10pt" fo:font-weight="normal" style:font-size-asian="10pt" style:font-weight-asian="normal"/>
    </style:style>
    <style:style style:name="P55" style:family="paragraph" style:parent-style-name="Standard">
      <style:text-properties fo:color="#008000" style:font-name="Courier New1" fo:font-size="10pt" fo:font-weight="bold" officeooo:rsid="002ab395" officeooo:paragraph-rsid="002ab395" style:font-size-asian="10pt" style:font-weight-asian="bold" style:font-weight-complex="bold"/>
    </style:style>
    <style:style style:name="P56" style:family="paragraph" style:parent-style-name="Standard">
      <style:text-properties fo:color="#008000" style:font-name="Courier New" fo:font-size="10pt" style:font-size-asian="10pt"/>
    </style:style>
    <style:style style:name="T1" style:family="text">
      <style:text-properties officeooo:rsid="001f6d6a"/>
    </style:style>
    <style:style style:name="T2" style:family="text">
      <style:text-properties officeooo:rsid="00227115"/>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14pt" officeooo:rsid="001f6d6a" style:font-size-asian="14pt" style:font-name-complex="Times New Roman1" style:font-size-complex="14pt"/>
    </style:style>
    <style:style style:name="T5" style:family="text">
      <style:text-properties fo:font-style="normal" officeooo:rsid="001457dd" style:font-style-asian="normal" style:font-style-complex="normal"/>
    </style:style>
    <style:style style:name="T6" style:family="text">
      <style:text-properties fo:font-style="normal" officeooo:rsid="0023e87b" style:font-style-asian="normal" style:font-style-complex="normal"/>
    </style:style>
    <style:style style:name="T7" style:family="text">
      <style:text-properties fo:font-style="normal" officeooo:rsid="0026288f" style:font-style-asian="normal" style:font-style-complex="normal"/>
    </style:style>
    <style:style style:name="T8" style:family="text">
      <style:text-properties fo:font-style="normal" officeooo:rsid="00371884" style:font-style-asian="normal" style:font-style-complex="normal"/>
    </style:style>
    <style:style style:name="T9" style:family="text">
      <style:text-properties style:font-name="Calibri" fo:font-weight="bold" style:font-weight-asian="bold" style:font-weight-complex="bold"/>
    </style:style>
    <style:style style:name="T10" style:family="text">
      <style:text-properties style:font-name="Calibri" fo:font-weight="bold" officeooo:rsid="00166f71" style:font-weight-asian="bold" style:font-weight-complex="bold"/>
    </style:style>
    <style:style style:name="T11" style:family="text">
      <style:text-properties style:font-name="Calibri" fo:font-weight="bold" officeooo:rsid="002dc443" style:font-weight-asian="bold" style:font-weight-complex="bold"/>
    </style:style>
    <style:style style:name="T12" style:family="text">
      <style:text-properties style:font-name="Calibri" fo:font-weight="bold" officeooo:rsid="002f843c" style:font-weight-asian="bold" style:font-weight-complex="bold"/>
    </style:style>
    <style:style style:name="T13" style:family="text">
      <style:text-properties style:font-name="Calibri" fo:font-weight="bold" officeooo:rsid="00363210" style:font-weight-asian="bold" style:font-weight-complex="bold"/>
    </style:style>
    <style:style style:name="T14" style:family="text">
      <style:text-properties style:font-name="Calibri" fo:font-size="14pt" fo:font-weight="normal" officeooo:rsid="0026cd65" style:font-size-asian="14pt" style:font-weight-asian="normal" style:font-size-complex="14pt" style:font-weight-complex="normal"/>
    </style:style>
    <style:style style:name="T15" style:family="text">
      <style:text-properties style:font-name="Calibri" fo:font-size="14pt" fo:font-weight="normal" officeooo:rsid="0029ad8b" style:font-size-asian="14pt" style:font-weight-asian="normal" style:font-size-complex="14pt" style:font-weight-complex="normal"/>
    </style:style>
    <style:style style:name="T16" style:family="text">
      <style:text-properties style:font-name="Calibri" fo:font-size="14pt" fo:font-weight="normal" officeooo:rsid="0026c36a" style:font-size-asian="14pt" style:font-weight-asian="normal" style:font-size-complex="14pt" style:font-weight-complex="normal"/>
    </style:style>
    <style:style style:name="T17" style:family="text">
      <style:text-properties style:font-name="Calibri" fo:font-size="14pt" style:text-underline-style="none" fo:font-weight="normal" officeooo:rsid="0026cd65" style:font-size-asian="14pt" style:font-weight-asian="normal" style:font-size-complex="14pt" style:font-weight-complex="normal"/>
    </style:style>
    <style:style style:name="T18" style:family="text">
      <style:text-properties officeooo:rsid="001483df"/>
    </style:style>
    <style:style style:name="T19" style:family="text">
      <style:text-properties fo:color="#0000ff" style:font-name="Courier New" fo:font-size="10pt" fo:font-weight="bold" style:font-size-asian="10pt" style:font-weight-asian="bold"/>
    </style:style>
    <style:style style:name="T20" style:family="text">
      <style:text-properties fo:color="#000000" style:font-name="Courier New" fo:font-size="10pt" style:font-size-asian="10pt"/>
    </style:style>
    <style:style style:name="T21" style:family="text">
      <style:text-properties fo:color="#000000" style:font-name="Courier New" fo:font-size="10pt" fo:font-weight="normal" style:font-size-asian="10pt" style:font-weight-asian="normal"/>
    </style:style>
    <style:style style:name="T22" style:family="text">
      <style:text-properties fo:color="#000080" style:font-name="Courier New" fo:font-size="10pt" fo:font-weight="bold" style:font-size-asian="10pt" style:font-weight-asian="bold"/>
    </style:style>
    <style:style style:name="T23" style:family="text">
      <style:text-properties fo:color="#8000ff" style:font-name="Courier New" fo:font-size="10pt" fo:font-weight="normal" style:font-size-asian="10pt" style:font-weight-asian="normal"/>
    </style:style>
    <style:style style:name="T24" style:family="text">
      <style:text-properties fo:color="#ff8000" style:font-name="Courier New" fo:font-size="10pt" fo:font-weight="normal" style:font-size-asian="10pt" style:font-weight-asian="normal"/>
    </style:style>
    <style:style style:name="T25" style:family="text">
      <style:text-properties fo:color="#008000" style:font-name="Courier New" fo:font-size="10pt" fo:font-weight="normal" style:font-size-asian="10pt" style:font-weight-asian="normal"/>
    </style:style>
    <style:style style:name="T26" style:family="text">
      <style:text-properties fo:color="#008000" style:font-name="Courier New" fo:font-size="10pt" style:font-size-asian="10pt"/>
    </style:style>
    <style:style style:name="T27" style:family="text">
      <style:text-properties fo:color="#008000" style:font-name="Courier New" fo:font-size="10pt" officeooo:rsid="0030f767" style:font-size-asian="10pt"/>
    </style:style>
    <style:style style:name="T28" style:family="text">
      <style:text-properties fo:color="#808080" style:font-name="Courier New" fo:font-size="10pt" fo:font-weight="normal" style:font-size-asian="10pt" style:font-weight-asian="normal"/>
    </style:style>
    <style:style style:name="T29" style:family="text">
      <style:text-properties officeooo:rsid="0023e87b"/>
    </style:style>
    <style:style style:name="T30" style:family="text">
      <style:text-properties style:font-name="Courier New2"/>
    </style:style>
    <style:style style:name="T31" style:family="text">
      <style:text-properties style:font-name="Courier New2" fo:font-style="normal" officeooo:rsid="0023e87b" style:font-style-asian="normal" style:font-style-complex="normal"/>
    </style:style>
    <style:style style:name="T32" style:family="text">
      <style:text-properties style:font-name="Courier New2" fo:font-style="normal" style:text-underline-style="none" fo:font-weight="normal" officeooo:rsid="0026c36a" style:font-style-asian="normal" style:font-weight-asian="normal" style:font-style-complex="normal" style:font-weight-complex="normal"/>
    </style:style>
    <style:style style:name="T33" style:family="text">
      <style:text-properties style:font-name="Courier New2" fo:font-size="14pt" fo:font-weight="normal" officeooo:rsid="0026c36a" style:font-size-asian="14pt" style:font-weight-asian="normal" style:font-size-complex="14pt" style:font-weight-complex="normal"/>
    </style:style>
    <style:style style:name="T34" style:family="text">
      <style:text-properties style:font-name="Courier New2" fo:font-size="14pt" style:text-underline-style="none" fo:font-weight="normal" officeooo:rsid="0026c36a" style:font-size-asian="14pt" style:font-weight-asian="normal" style:font-size-complex="14pt" style:font-weight-complex="normal"/>
    </style:style>
    <style:style style:name="T35" style:family="text">
      <style:text-properties officeooo:rsid="0026cd65"/>
    </style:style>
    <style:style style:name="T36" style:family="text">
      <style:text-properties officeooo:rsid="002851e8"/>
    </style:style>
    <style:style style:name="T37" style:family="text">
      <style:text-properties officeooo:rsid="00288ced"/>
    </style:style>
    <style:style style:name="T38" style:family="text">
      <style:text-properties officeooo:rsid="0029ad8b"/>
    </style:style>
    <style:style style:name="T39" style:family="text">
      <style:text-properties officeooo:rsid="002ab395"/>
    </style:style>
    <style:style style:name="T40" style:family="text">
      <style:text-properties officeooo:rsid="00363210"/>
    </style:style>
    <style:style style:name="T41" style:family="text">
      <style:text-properties officeooo:rsid="00371884"/>
    </style:style>
    <style:style style:name="T42" style:family="text">
      <style:text-properties officeooo:rsid="003830c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23"/>
      <text:p text:style-name="P23"/>
      <text:p text:style-name="P23"/>
      <text:p text:style-name="P23">CITY COLLEGE OF NEW YORK</text:p>
      <text:p text:style-name="P23"/>
      <text:p text:style-name="P24"/>
      <text:p text:style-name="P29"/>
      <text:p text:style-name="P25">CSC 3<text:span text:style-name="T1">4200: COMPUTER ORGANIZATION</text:span></text:p>
      <text:p text:style-name="P29"/>
      <text:p text:style-name="P26"/>
      <text:p text:style-name="P32">PROJECT: <text:span text:style-name="T2">Analyzing Performance of Unoptimized Inner Product vs. Optimized Inner Product using Vector Registers</text:span></text:p>
      <text:p text:style-name="P29"/>
      <text:p text:style-name="P29"/>
      <text:p text:style-name="P29"/>
      <text:p text:style-name="P29"/>
      <text:p text:style-name="P29"/>
      <text:p text:style-name="P29"/>
      <text:p text:style-name="P29"/>
      <text:p text:style-name="P29"/>
      <text:p text:style-name="P29"/>
      <text:p text:style-name="P27"/>
      <text:p text:style-name="P28">Author: <text:tab/><text:tab/><text:tab/><text:tab/><text:tab/><text:tab/><text:tab/><text:tab/><text:tab/><text:tab/><text:tab/><text:tab/><text:tab/>Supervisor:</text:p>
      <text:p text:style-name="P30"><text:span text:style-name="T3">Owais Naeem<text:tab/><text:tab/><text:tab/><text:tab/><text:tab/><text:tab/><text:tab/><text:tab/><text:tab/><text:tab/><text:tab/><text:tab/>Professor </text:span><text:span text:style-name="T4">Izidor</text:span><text:span text:style-name="T3"> </text:span><text:span text:style-name="T4">Gertner</text:span></text:p>
      <text:p text:style-name="P31"/>
      <text:p text:style-name="P31"/>
      <text:p text:style-name="P16"><text:tab/><text:tab/></text:p>
      <text:p text:style-name="P34"><text:soft-page-break/>BACKGROUND</text:p>
      <text:p text:style-name="P10"/>
      <text:p text:style-name="P11"><text:tab/>The SIMD (single instruction, multiple d<text:span text:style-name="T41">a</text:span>ta) architecture is modeled after a parallel architecture in which a single instruction can be applied to multiple data objects at a given moment of time. This eliminates the performance overhead of performing instructions sequentially on data objects, one by one. Such an SIMD architecture is enabled by supporting instruction sets, such as SSE (Streaming SIMD Extension), which allow the performing of operations on multiple data objects, or vectors, at a time. Most modern CPUs have support for these instruction sets, and they can be utilized quite effectively to, at time, decrease program run-time by many orders of magnitude. </text:p>
      <text:p text:style-name="P4"/>
      <text:p text:style-name="P3">OBJECTIVE</text:p>
      <text:p text:style-name="P3"/>
      <text:p text:style-name="P12"><text:tab/><text:span text:style-name="T29">The objective of this <text:s/>project is to compute the dot product of an array using two different methods, and then compare the performance of the methods to each other. The first method is the general, naïve implementation of computing the dot product, and the second method utilizing is utilizing SSE vector instructions. Analyzing the run-times of both methods will allow us to see just how much more efficient and effective vector instructions can be, when compared with the alternate, general way of performing operations on data.</text:span></text:p>
      <text:p text:style-name="P14"/>
      <text:p text:style-name="P3">METHODS</text:p>
      <text:p text:style-name="P3"/>
      <text:p text:style-name="P13"><text:span text:style-name="T5"><text:tab/></text:span><text:span text:style-name="T6">Testing of the vector instructions was conducted on Microsoft Visual C++ 2010 Express on a</text:span><text:span text:style-name="T8">n</text:span><text:span text:style-name="T6"> Intel(R) Code(TM) i5-3337U CPU @1.80 GHz with 4.00GB RAM and 64-bit Windows 7 Home Premium Operating System. The SSE </text:span><text:span text:style-name="T7">required </text:span><text:span text:style-name="T6">the inclusion of the </text:span><text:span text:style-name="T32">xmmintrin.h</text:span><text:span text:style-name="T31"> </text:span><text:span text:style-name="T6">header file. </text:span></text:p>
      <text:p text:style-name="P2"/>
      <text:p text:style-name="P3">DATA <text:span text:style-name="T18">AND PROCEDURE</text:span></text:p>
      <text:p text:style-name="P3"/>
      <text:p text:style-name="P35"><text:tab/>To test the unoptimized dot product and optimized dot product methods, an experiment was setup in Microsoft Visual C++ 2010 Express. The setup of the experiment was as follows:</text:p>
      <text:p text:style-name="P35"/>
      <text:p text:style-name="P22"><text:span text:style-name="T16">1. Declare pointers to two arrays to be used as the two 'vectors' to perform the dot product on, and declare an array of varying sizes to be used to allocate the appropriate amount of dynamic memory when testing with arrays of certain sizes. Also, memory was allocated for several pointers that would assist in storing the results of the dot </text:span><text:soft-page-break/><text:span text:style-name="T16">product operations. </text:span></text:p>
      <text:p text:style-name="P6"/>
      <text:p text:style-name="P6">2. The declared arrays were filled with ones for example purposes, and to have operations performed on them.</text:p>
      <text:p text:style-name="P6"/>
      <text:p text:style-name="P6">3. The unoptimized version of the dot product was performed on the two arrays, and <text:span text:style-name="T30">QueryPerformanceCounter()</text:span> was used to record how much time elapsed when computing the dot product. This was then output to console for viewing purposes. <text:span text:style-name="T38">Refer to Sample 1 in the Appendix for the exact code.</text:span></text:p>
      <text:p text:style-name="P36"/>
      <text:p text:style-name="P6"><draw:frame draw:style-name="fr1" draw:name="graphics6" text:anchor-type="paragraph" svg:width="5.3654in" svg:height="2.2508in" draw:z-index="4"><draw:image xlink:href="Pictures/200000090000353B00001654ACDACD74.svm" xlink:type="simple" xlink:show="embed" xlink:actuate="onLoad"/></draw:frame></text:p>
      <text:p text:style-name="P7">4. The optimized version of the dot product was performed on the two arrays, and <text:span text:style-name="T30">QueryPerformanceCounter()</text:span> was used to record how much time elapsed when computing the dot product. <text:s/>This was then output to the console for viewing purposes. This optimized version of the dot product utilized vector instructions to perform parallel operations on both arrays when loading, multiplying, adding, and storing the contents.<text:span text:style-name="T38"> Refer to Sample 1 in the Appendix for the exact code.</text:span></text:p>
      <text:p text:style-name="P7"/>
      <text:p text:style-name="P7"><draw:frame draw:style-name="fr2" draw:name="graphics7" text:anchor-type="paragraph" svg:width="5.3547in" svg:height="2.0217in" draw:z-index="5"><draw:image xlink:href="Pictures/20000009000035210000140E3F10F936.svm" xlink:type="simple" xlink:show="embed" xlink:actuate="onLoad"/></draw:frame></text:p>
      <text:p text:style-name="P6"><text:span text:style-name="T35">The following is a</text:span> brief description of my implementation of the <text:soft-page-break/><text:span text:style-name="T30">dotProduct_opt()</text:span> function that utilizes vector instructions can be referred to in Sample 1 <text:span text:style-name="T36">of the Appe</text:span>ndix, <text:span text:style-name="T37">and is also reproduced below:</text:span></text:p>
      <text:p text:style-name="P6"/>
      <text:p text:style-name="P8"><draw:frame draw:style-name="fr2" draw:name="graphics1" text:anchor-type="paragraph" svg:width="5.3654in" svg:height="3.8756in" draw:z-index="0"><draw:image xlink:href="Pictures/200000090000353B00002674CCA076C8.svm" xlink:type="simple" xlink:show="embed" xlink:actuate="onLoad"/></draw:frame></text:p>
      <text:list xml:id="list3668534386209986081" text:style-name="L1">
        <text:list-item>
          <text:p text:style-name="P46"><text:span text:style-name="T14">Several vector registers are declared and initialized with zeros using </text:span><text:span text:style-name="T33">_mm_setzero_ps()</text:span><text:span text:style-name="T14">.</text:span></text:p>
          <text:p text:style-name="P37"/>
        </text:list-item>
      </text:list>
      <text:p text:style-name="P39"><draw:frame draw:style-name="fr2" draw:name="graphics2" text:anchor-type="paragraph" svg:width="3.2299in" svg:height="2.178in" draw:z-index="1"><draw:image xlink:href="Pictures/2000000900001FD6000015D0C05F2AE2.svm" xlink:type="simple" xlink:show="embed" xlink:actuate="onLoad"/></draw:frame></text:p>
      <text:p text:style-name="P39"/>
      <text:p text:style-name="P39"/>
      <text:p text:style-name="P39"/>
      <text:p text:style-name="P39"/>
      <text:p text:style-name="P39"/>
      <text:p text:style-name="P39"/>
      <text:p text:style-name="P39"/>
      <text:p text:style-name="P39"/>
      <text:p text:style-name="P39"/>
      <text:list xml:id="list230511158133298" text:continue-numbering="true" text:style-name="L1">
        <text:list-item>
          <text:p text:style-name="P38">A for loop is used to perform the dot product on the whole array at once. </text:p>
          <text:p text:style-name="P38"/>
        </text:list-item>
        <text:list-item>
          <text:p text:style-name="P48"><text:span text:style-name="T14">The previously declared vector registers are loaded with the first 12 elements of both arrays, 3 registers for 12 elements of each array using </text:span><text:span text:style-name="T33">_mm_loadu_ps().</text:span></text:p>
          <text:p text:style-name="P49"><text:soft-page-break/></text:p>
        </text:list-item>
      </text:list>
      <text:p text:style-name="P50"><draw:frame draw:style-name="fr2" draw:name="graphics3" text:anchor-type="paragraph" svg:width="2.9484in" svg:height="1.2925in" draw:z-index="6"><draw:image xlink:href="Pictures/2000000900001D4100000CD2D4DF35C1.svm" xlink:type="simple" xlink:show="embed" xlink:actuate="onLoad"/></draw:frame></text:p>
      <text:p text:style-name="P50"/>
      <text:p text:style-name="P40"/>
      <text:p text:style-name="P40"/>
      <text:p text:style-name="P40"/>
      <text:p text:style-name="P40"/>
      <text:list xml:id="list230511170146852" text:continue-numbering="true" text:style-name="L1">
        <text:list-item>
          <text:p text:style-name="P48"><text:span text:style-name="T15">They are</text:span><text:span text:style-name="T14"> then are multiplied component-wise using</text:span><text:span text:style-name="T17"> </text:span><text:span text:style-name="T34">_ mm_mul_ps()</text:span><text:span text:style-name="T17">. This multiplies four elements of each array at a time with one call to the </text:span><text:span text:style-name="T34">_mm_mul_ps()</text:span><text:span text:style-name="T17"> function. Three calls are made so as to multiply four corresponding elements of both arrays, then the next four, and then another four. </text:span></text:p>
          <text:p text:style-name="P42"/>
        </text:list-item>
      </text:list>
      <text:p text:style-name="P43"><draw:frame draw:style-name="fr1" draw:name="graphics4" text:anchor-type="paragraph" svg:width="2.7717in" svg:height="0.6457in" draw:z-index="2"><draw:image xlink:href="Pictures/2000000900001B7F00000669E155E516.svm" xlink:type="simple" xlink:show="embed" xlink:actuate="onLoad"/></draw:frame></text:p>
      <text:p text:style-name="P43"/>
      <text:p text:style-name="P43"/>
      <text:p text:style-name="P43"/>
      <text:list xml:id="list230511179163084" text:continue-numbering="true" text:style-name="L1">
        <text:list-item>
          <text:p text:style-name="P47"><draw:frame draw:style-name="fr3" draw:name="graphics5" text:anchor-type="paragraph" svg:y="0.7189in" svg:width="5.052in" svg:height="0.9071in" draw:z-index="3"><draw:image xlink:href="Pictures/2000000900003221000008FF91EB9D3E.svm" xlink:type="simple" xlink:show="embed" xlink:actuate="onLoad"/></draw:frame><text:span text:style-name="T17">Finally, each multiplied component is added together using </text:span><text:span text:style-name="T34">_mm_add_ps()</text:span><text:span text:style-name="T17"> and stored in *result. </text:span></text:p>
        </text:list-item>
      </text:list>
      <text:p text:style-name="P44"/>
      <text:p text:style-name="P44"><text:tab/></text:p>
      <text:p text:style-name="P44"/>
      <text:p text:style-name="P44"/>
      <text:p text:style-name="P44"/>
      <text:p text:style-name="P44"/>
      <text:list xml:id="list230511195145611" text:continue-numbering="true" text:style-name="L1">
        <text:list-item>
          <text:p text:style-name="P47"><text:span text:style-name="T17">Afterwards, </text:span><text:span text:style-name="T34">i</text:span><text:span text:style-name="T17"> is incremented by 12 as 12 elements were loaded, multiplied, and added during one run through of the loop. </text:span></text:p>
        </text:list-item>
      </text:list>
      <text:p text:style-name="P6"/>
      <text:p text:style-name="P6">5. The previous steps were repeated in a loop that kept allocating enough memory for two arrays of a particular array size, filling them up with ones, timing the dot product operations on each when it was being performed, finally outputting to the console, and lastly deallocating the memory allocated for the arrays of a particular size.</text:p>
      <text:p text:style-name="P6"/>
      <text:p text:style-name="P6">6. At the end of the program, there were 18 timing results printed to the console that were ported to MATLAB to represent in a graphical format that clearly presents the difference between the unoptimized and the optimized dot product.<text:span text:style-name="T39"> Refer to Sample 2 in the Appendix to see the MATLAB program that this data and Figure 2 in the Appendix to see the graph that compares the performance of the unoptimized dot product to the </text:span><text:soft-page-break/><text:span text:style-name="T39">optimized dot product. It is reproduced below for convenience.</text:span></text:p>
      <text:p text:style-name="P41"/>
      <text:p text:style-name="P41"><draw:frame draw:style-name="fr2" draw:name="graphics10" text:anchor-type="paragraph" svg:width="4.0756in" svg:height="3.0272in" draw:z-index="9"><draw:image xlink:href="Pictures/20000009000039FC00002B9EBE034311.svm" xlink:type="simple" xlink:show="embed" xlink:actuate="onLoad"/></draw:frame></text:p>
      <text:p text:style-name="P6"/>
      <text:p text:style-name="P6"/>
      <text:p text:style-name="P6"/>
      <text:p text:style-name="P6"/>
      <text:p text:style-name="P41"/>
      <text:p text:style-name="P6"/>
      <text:p text:style-name="P6"/>
      <text:p text:style-name="P6"/>
      <text:p text:style-name="P6"/>
      <text:p text:style-name="P6"/>
      <text:p text:style-name="P6"/>
      <text:p text:style-name="P6"/>
      <text:p text:style-name="P41"/>
      <text:p text:style-name="P5"><text:span text:style-name="T18">C</text:span>ONCLUSION</text:p>
      <text:p text:style-name="P9"/>
      <text:p text:style-name="P9"><text:tab/><text:span text:style-name="T40">After writing the C++ code to record the time performance of two different implementations of the dot product of two vectors, one utilizing vector instructions supported by SIMD, and analyzing the outputted results, it can be safely concluded that vector instructions are very effective and efficient. In fact, using them improved the time performance of the dot product operations by orders of magnitude. </text:span></text:p>
      <text:p text:style-name="P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text:soft-page-break/>Appendix</text:p>
      <text:p text:style-name="P16"><text:tab/><text:tab/></text:p>
      <text:p text:style-name="P19"><text:span text:style-name="T10">S</text:span><text:span text:style-name="T9">ample 1: C++ program that analyzed time performance of unoptimized dot product to optimized dot product:</text:span></text:p>
      <text:p text:style-name="P45"/>
      <text:p text:style-name="P51">#include &lt;iostream&gt;</text:p>
      <text:p text:style-name="P52">#include &lt;Windows.h&gt;</text:p>
      <text:p text:style-name="P52">#include &lt;xmmintrin.h&gt;</text:p>
      <text:p text:style-name="P52">#include &lt;iomanip&gt;</text:p>
      <text:p text:style-name="Standard"><text:span text:style-name="T19">using</text:span><text:span text:style-name="T21"> </text:span><text:span text:style-name="T19">namespace</text:span><text:span text:style-name="T21"> std</text:span><text:span text:style-name="T22">;</text:span></text:p>
      <text:p text:style-name="P18"/>
      <text:p text:style-name="Standard"><text:span text:style-name="T23">void</text:span><text:span text:style-name="T21"> fill_array</text:span><text:span text:style-name="T22">(</text:span><text:span text:style-name="T23">float</text:span><text:span text:style-name="T22">*</text:span><text:span text:style-name="T21"> a</text:span><text:span text:style-name="T22">,</text:span><text:span text:style-name="T21"> </text:span><text:span text:style-name="T23">float</text:span><text:span text:style-name="T22">*</text:span><text:span text:style-name="T21"> b</text:span><text:span text:style-name="T22">,</text:span><text:span text:style-name="T21"> </text:span><text:span text:style-name="T23">int</text:span><text:span text:style-name="T21"> size</text:span><text:span text:style-name="T22">);</text:span></text:p>
      <text:p text:style-name="Standard"><text:span text:style-name="T23">void</text:span><text:span text:style-name="T21"> dotProduct_reg</text:span><text:span text:style-name="T22">(</text:span><text:span text:style-name="T23">float</text:span><text:span text:style-name="T22">*</text:span><text:span text:style-name="T21"> a</text:span><text:span text:style-name="T22">,</text:span><text:span text:style-name="T21"> </text:span><text:span text:style-name="T23">float</text:span><text:span text:style-name="T22">*</text:span><text:span text:style-name="T21"> b</text:span><text:span text:style-name="T22">,</text:span><text:span text:style-name="T21"> </text:span><text:span text:style-name="T23">float</text:span><text:span text:style-name="T22">*</text:span><text:span text:style-name="T21"> result</text:span><text:span text:style-name="T22">,</text:span><text:span text:style-name="T21"> </text:span><text:span text:style-name="T23">int</text:span><text:span text:style-name="T21"> size</text:span><text:span text:style-name="T22">);</text:span></text:p>
      <text:p text:style-name="Standard"><text:span text:style-name="T23">void</text:span><text:span text:style-name="T21"> dotProduct_opt</text:span><text:span text:style-name="T22">(</text:span><text:span text:style-name="T23">float</text:span><text:span text:style-name="T22">*</text:span><text:span text:style-name="T21"> a</text:span><text:span text:style-name="T22">,</text:span><text:span text:style-name="T21"> </text:span><text:span text:style-name="T23">float</text:span><text:span text:style-name="T22">*</text:span><text:span text:style-name="T21"> b</text:span><text:span text:style-name="T22">,</text:span><text:span text:style-name="T21"> </text:span><text:span text:style-name="T23">float</text:span><text:span text:style-name="T22">*</text:span><text:span text:style-name="T21"> temp</text:span><text:span text:style-name="T22">,</text:span><text:span text:style-name="T21"> </text:span><text:span text:style-name="T23">float</text:span><text:span text:style-name="T22">*</text:span><text:span text:style-name="T21"> result</text:span><text:span text:style-name="T22">,</text:span><text:span text:style-name="T21"> </text:span><text:span text:style-name="T23">int</text:span><text:span text:style-name="T21"> size</text:span><text:span text:style-name="T22">);</text:span></text:p>
      <text:p text:style-name="P18"/>
      <text:p text:style-name="Standard"><text:span text:style-name="T23">int</text:span><text:span text:style-name="T21"> main</text:span><text:span text:style-name="T22">()</text:span></text:p>
      <text:p text:style-name="P53">{</text:p>
      <text:p text:style-name="Standard"><text:span text:style-name="T21"><text:tab/></text:span><text:span text:style-name="T23">const</text:span><text:span text:style-name="T21"> </text:span><text:span text:style-name="T23">int</text:span><text:span text:style-name="T21"> sizes </text:span><text:span text:style-name="T22">=</text:span><text:span text:style-name="T21"> </text:span><text:span text:style-name="T24">18</text:span><text:span text:style-name="T22">;</text:span></text:p>
      <text:p text:style-name="Standard"><text:span text:style-name="T21"><text:tab/></text:span><text:span text:style-name="T23">int</text:span><text:span text:style-name="T21"> size</text:span><text:span text:style-name="T22">[</text:span><text:span text:style-name="T21">sizes</text:span><text:span text:style-name="T22">]</text:span><text:span text:style-name="T21"> </text:span><text:span text:style-name="T22">=</text:span><text:span text:style-name="T21"> </text:span><text:span text:style-name="T22">{</text:span><text:span text:style-name="T24">60</text:span><text:span text:style-name="T22">,</text:span><text:span text:style-name="T21"> </text:span><text:span text:style-name="T24">120</text:span><text:span text:style-name="T22">,</text:span><text:span text:style-name="T21"> </text:span><text:span text:style-name="T24">600</text:span><text:span text:style-name="T22">,</text:span><text:span text:style-name="T21"> </text:span><text:span text:style-name="T24">1200</text:span><text:span text:style-name="T22">,</text:span><text:span text:style-name="T21"> </text:span><text:span text:style-name="T24">6000</text:span><text:span text:style-name="T22">,</text:span><text:span text:style-name="T21"> </text:span><text:span text:style-name="T24">12000</text:span><text:span text:style-name="T22">,</text:span><text:span text:style-name="T21"> </text:span><text:span text:style-name="T24">60000</text:span><text:span text:style-name="T22">,</text:span><text:span text:style-name="T21"> </text:span><text:span text:style-name="T24">120000</text:span><text:span text:style-name="T22">,</text:span><text:span text:style-name="T21"> </text:span><text:span text:style-name="T24">600000</text:span><text:span text:style-name="T22">,</text:span><text:span text:style-name="T21"> </text:span><text:span text:style-name="T24">1200000</text:span><text:span text:style-name="T22">,</text:span><text:span text:style-name="T21"> </text:span><text:span text:style-name="T24">6000000</text:span><text:span text:style-name="T22">,</text:span><text:span text:style-name="T21"> </text:span><text:span text:style-name="T24">12000000</text:span><text:span text:style-name="T22">,</text:span><text:span text:style-name="T21"> </text:span><text:span text:style-name="T24">60000000</text:span><text:span text:style-name="T22">,</text:span><text:span text:style-name="T21"> </text:span><text:span text:style-name="T24">72000000</text:span><text:span text:style-name="T22">,</text:span><text:span text:style-name="T21"> </text:span><text:span text:style-name="T24">84000000</text:span><text:span text:style-name="T22">,</text:span><text:span text:style-name="T21"> </text:span><text:span text:style-name="T24">96000000</text:span><text:span text:style-name="T22">,</text:span><text:span text:style-name="T21"> </text:span><text:span text:style-name="T24">108000000</text:span><text:span text:style-name="T22">,</text:span><text:span text:style-name="T21"> </text:span><text:span text:style-name="T24">120000000</text:span><text:span text:style-name="T22">};</text:span></text:p>
      <text:p text:style-name="Standard"><text:span text:style-name="T21"><text:tab/></text:span><text:span text:style-name="T23">float</text:span><text:span text:style-name="T21"> </text:span><text:span text:style-name="T22">*</text:span><text:span text:style-name="T21">arr1</text:span><text:span text:style-name="T22">;</text:span><text:span text:style-name="T21"> </text:span></text:p>
      <text:p text:style-name="Standard"><text:span text:style-name="T21"><text:tab/></text:span><text:span text:style-name="T23">float</text:span><text:span text:style-name="T21"> </text:span><text:span text:style-name="T22">*</text:span><text:span text:style-name="T21">arr2</text:span><text:span text:style-name="T22">;</text:span></text:p>
      <text:p text:style-name="Standard"><text:span text:style-name="T21"><text:tab/></text:span><text:span text:style-name="T23">float</text:span><text:span text:style-name="T21"> </text:span><text:span text:style-name="T22">*</text:span><text:span text:style-name="T21">result </text:span><text:span text:style-name="T22">=</text:span><text:span text:style-name="T21"> </text:span><text:span text:style-name="T19">new</text:span><text:span text:style-name="T21"> </text:span><text:span text:style-name="T23">float</text:span><text:span text:style-name="T22">();</text:span></text:p>
      <text:p text:style-name="Standard"><text:span text:style-name="T21"><text:tab/></text:span><text:span text:style-name="T23">float</text:span><text:span text:style-name="T21"> </text:span><text:span text:style-name="T22">*</text:span><text:span text:style-name="T21">temp </text:span><text:span text:style-name="T22">=</text:span><text:span text:style-name="T21"> </text:span><text:span text:style-name="T19">new</text:span><text:span text:style-name="T21"> </text:span><text:span text:style-name="T23">float</text:span><text:span text:style-name="T22">();</text:span></text:p>
      <text:p text:style-name="Standard"><text:span text:style-name="T21"><text:tab/>__int64 ctr1</text:span><text:span text:style-name="T22">,</text:span><text:span text:style-name="T21"> ctr2</text:span><text:span text:style-name="T22">,</text:span><text:span text:style-name="T21"> freq</text:span><text:span text:style-name="T22">;</text:span></text:p>
      <text:p text:style-name="P18"><text:tab/></text:p>
      <text:p text:style-name="Standard"><text:span text:style-name="T21"><text:tab/></text:span><text:span text:style-name="T19">for</text:span><text:span text:style-name="T22">(</text:span><text:span text:style-name="T23">int</text:span><text:span text:style-name="T21"> i </text:span><text:span text:style-name="T22">=</text:span><text:span text:style-name="T21"> </text:span><text:span text:style-name="T24">0</text:span><text:span text:style-name="T22">;</text:span><text:span text:style-name="T21"> i </text:span><text:span text:style-name="T22">&lt;</text:span><text:span text:style-name="T21"> sizes</text:span><text:span text:style-name="T22">;</text:span><text:span text:style-name="T21"> i</text:span><text:span text:style-name="T22">++)</text:span></text:p>
      <text:p text:style-name="Standard"><text:span text:style-name="T21"><text:tab/></text:span><text:span text:style-name="T22">{</text:span></text:p>
      <text:p text:style-name="Standard"><text:span text:style-name="T21"><text:tab/><text:tab/></text:span><text:span text:style-name="T25">// initialize</text:span></text:p>
      <text:p text:style-name="Standard"><text:span text:style-name="T21"><text:tab/><text:tab/>ctr1 </text:span><text:span text:style-name="T22">=</text:span><text:span text:style-name="T21"> </text:span><text:span text:style-name="T24">0</text:span><text:span text:style-name="T22">,</text:span><text:span text:style-name="T21"> ctr2 </text:span><text:span text:style-name="T22">=</text:span><text:span text:style-name="T21"> </text:span><text:span text:style-name="T24">0</text:span><text:span text:style-name="T22">,</text:span><text:span text:style-name="T21"> freq </text:span><text:span text:style-name="T22">=</text:span><text:span text:style-name="T21"> </text:span><text:span text:style-name="T24">0</text:span><text:span text:style-name="T22">;</text:span></text:p>
      <text:p text:style-name="Standard"><text:span text:style-name="T21"><text:tab/><text:tab/></text:span><text:span text:style-name="T22">*</text:span><text:span text:style-name="T21">result </text:span><text:span text:style-name="T22">=</text:span><text:span text:style-name="T21"> </text:span><text:span text:style-name="T24">0</text:span><text:span text:style-name="T22">;</text:span></text:p>
      <text:p text:style-name="Standard"><text:span text:style-name="T21"><text:tab/><text:tab/></text:span><text:span text:style-name="T23">const</text:span><text:span text:style-name="T21"> </text:span><text:span text:style-name="T23">int</text:span><text:span text:style-name="T21"> ARRAY_SIZE </text:span><text:span text:style-name="T22">=</text:span><text:span text:style-name="T21"> size</text:span><text:span text:style-name="T22">[</text:span><text:span text:style-name="T21">i</text:span><text:span text:style-name="T22">];</text:span></text:p>
      <text:p text:style-name="Standard"><text:span text:style-name="T21"><text:tab/><text:tab/>arr1 </text:span><text:span text:style-name="T22">=</text:span><text:span text:style-name="T21"> </text:span><text:span text:style-name="T19">new</text:span><text:span text:style-name="T21"> </text:span><text:span text:style-name="T23">float</text:span><text:span text:style-name="T22">[</text:span><text:span text:style-name="T21">ARRAY_SIZE</text:span><text:span text:style-name="T22">];</text:span></text:p>
      <text:p text:style-name="Standard"><text:span text:style-name="T21"><text:tab/><text:tab/>arr2 </text:span><text:span text:style-name="T22">=</text:span><text:span text:style-name="T21"> </text:span><text:span text:style-name="T19">new</text:span><text:span text:style-name="T21"> </text:span><text:span text:style-name="T23">float</text:span><text:span text:style-name="T22">[</text:span><text:span text:style-name="T21">ARRAY_SIZE</text:span><text:span text:style-name="T22">];</text:span></text:p>
      <text:p text:style-name="P18"/>
      <text:p text:style-name="Standard"><text:span text:style-name="T21"><text:tab/><text:tab/></text:span><text:span text:style-name="T25">// fill arrays</text:span></text:p>
      <text:p text:style-name="Standard"><text:span text:style-name="T21"><text:tab/><text:tab/>fill_array</text:span><text:span text:style-name="T22">(</text:span><text:span text:style-name="T21">arr1</text:span><text:span text:style-name="T22">,</text:span><text:span text:style-name="T21"> arr2</text:span><text:span text:style-name="T22">,</text:span><text:span text:style-name="T21"> ARRAY_SIZE</text:span><text:span text:style-name="T22">);</text:span></text:p>
      <text:p text:style-name="P18"/>
      <text:p text:style-name="Standard"><text:span text:style-name="T21"><text:tab/><text:tab/></text:span><text:span text:style-name="T25">// UNOPTIMIZED INNER PRODUCT</text:span></text:p>
      <text:p text:style-name="Standard"><text:span text:style-name="T21"><text:tab/><text:tab/>cout </text:span><text:span text:style-name="T22">&lt;&lt;</text:span><text:span text:style-name="T21"> </text:span><text:span text:style-name="T28">"----------"</text:span><text:span text:style-name="T21"> </text:span><text:span text:style-name="T22">&lt;&lt;</text:span><text:span text:style-name="T21"> endl</text:span><text:span text:style-name="T22">;</text:span></text:p>
      <text:p text:style-name="Standard"><text:span text:style-name="T21"><text:tab/><text:tab/></text:span><text:span text:style-name="T19">if</text:span><text:span text:style-name="T22">(</text:span><text:span text:style-name="T21">QueryPerformanceCounter</text:span><text:span text:style-name="T22">((</text:span><text:span text:style-name="T21">LARGE_INTEGER </text:span><text:span text:style-name="T22">*)&amp;</text:span><text:span text:style-name="T21">ctr1</text:span><text:span text:style-name="T22">)</text:span><text:span text:style-name="T21"> </text:span><text:span text:style-name="T22">!=</text:span><text:span text:style-name="T21"> </text:span><text:span text:style-name="T24">0</text:span><text:span text:style-name="T22">)</text:span></text:p>
      <text:p text:style-name="Standard"><text:span text:style-name="T21"><text:tab/><text:tab/></text:span><text:span text:style-name="T22">{</text:span></text:p>
      <text:p text:style-name="Standard"><text:span text:style-name="T21"><text:tab/><text:tab/><text:tab/>dotProduct_reg</text:span><text:span text:style-name="T22">(</text:span><text:span text:style-name="T21">arr1</text:span><text:span text:style-name="T22">,</text:span><text:span text:style-name="T21"> arr2</text:span><text:span text:style-name="T22">,</text:span><text:span text:style-name="T21"> result</text:span><text:span text:style-name="T22">,</text:span><text:span text:style-name="T21"> ARRAY_SIZE</text:span><text:span text:style-name="T22">);</text:span></text:p>
      <text:p text:style-name="Standard"><text:span text:style-name="T21"><text:tab/><text:tab/><text:tab/></text:span><text:span text:style-name="T25">// cout &lt;&lt; "(" &lt;&lt; i &lt;&lt; ")" &lt;&lt; " <text:s text:c="4"/>" &lt;&lt; "dotProduct_reg() =&gt; *result = " &lt;&lt; *result &lt;&lt; endl; // TO CHECK RESULT</text:span></text:p>
      <text:p text:style-name="Standard"><text:span text:style-name="T21"><text:tab/><text:tab/><text:tab/>QueryPerformanceCounter</text:span><text:span text:style-name="T22">((</text:span><text:span text:style-name="T21">LARGE_INTEGER </text:span><text:span text:style-name="T22">*)&amp;</text:span><text:span text:style-name="T21">ctr2</text:span><text:span text:style-name="T22">);</text:span></text:p>
      <text:p text:style-name="Standard"><text:span text:style-name="T21"><text:tab/><text:tab/><text:tab/>QueryPerformanceFrequency</text:span><text:span text:style-name="T22">((</text:span><text:span text:style-name="T21">LARGE_INTEGER </text:span><text:span text:style-name="T22">*)&amp;</text:span><text:span text:style-name="T21">freq</text:span><text:span text:style-name="T22">);</text:span></text:p>
      <text:p text:style-name="Standard"><text:span text:style-name="T21"><text:tab/><text:tab/><text:tab/>cout </text:span><text:span text:style-name="T22">&lt;&lt;</text:span><text:span text:style-name="T21"> </text:span><text:span text:style-name="T28">"("</text:span><text:span text:style-name="T21"> </text:span><text:span text:style-name="T22">&lt;&lt;</text:span><text:span text:style-name="T21"> i </text:span><text:span text:style-name="T22">&lt;&lt;</text:span><text:span text:style-name="T21"> </text:span><text:span text:style-name="T28">")"</text:span><text:span text:style-name="T21"> </text:span><text:span text:style-name="T22">&lt;&lt;</text:span><text:span text:style-name="T21"> </text:span><text:span text:style-name="T28">" size = "</text:span><text:span text:style-name="T21"> </text:span><text:span text:style-name="T22">&lt;&lt;</text:span><text:span text:style-name="T21"> setw</text:span><text:span text:style-name="T22">(</text:span><text:span text:style-name="T24">8</text:span><text:span text:style-name="T22">)</text:span><text:span text:style-name="T21"> </text:span><text:span text:style-name="T22">&lt;&lt;</text:span><text:span text:style-name="T21"> size</text:span><text:span text:style-name="T22">[</text:span><text:span text:style-name="T21">i</text:span><text:span text:style-name="T22">]</text:span><text:span text:style-name="T21"> </text:span><text:span text:style-name="T22">&lt;&lt;</text:span><text:span text:style-name="T21"> </text:span><text:span text:style-name="T28">", "</text:span><text:span text:style-name="T21"> </text:span><text:span text:style-name="T22">&lt;&lt;</text:span><text:span text:style-name="T21"> </text:span><text:span text:style-name="T28">"Time (microseconds) for UNOPTIMIZED = "</text:span><text:span text:style-name="T21"> </text:span><text:span text:style-name="T22">&lt;&lt;</text:span><text:span text:style-name="T21"> </text:span><text:span text:style-name="T22">(((</text:span><text:span text:style-name="T23">double</text:span><text:span text:style-name="T22">)(</text:span><text:span text:style-name="T21">ctr2 </text:span><text:span text:style-name="T22">-</text:span><text:span text:style-name="T21"> ctr1</text:span><text:span text:style-name="T22">))/</text:span><text:span text:style-name="T21">freq</text:span><text:span text:style-name="T22">)*</text:span><text:span text:style-name="T24">1000000</text:span><text:span text:style-name="T21"> </text:span><text:span text:style-name="T22">&lt;&lt;</text:span><text:span text:style-name="T21"> endl</text:span><text:span text:style-name="T22">;</text:span><text:span text:style-name="T21"><text:tab/></text:span><text:span text:style-name="T25">// in microseconds</text:span></text:p>
      <text:p text:style-name="Standard"><text:span text:style-name="T21"><text:tab/><text:tab/></text:span><text:span text:style-name="T22">}</text:span><text:span text:style-name="T21"><text:tab/></text:span></text:p>
      <text:p text:style-name="P18"/>
      <text:p text:style-name="Standard"><text:span text:style-name="T21"><text:tab/><text:tab/>ctr1 </text:span><text:span text:style-name="T22">=</text:span><text:span text:style-name="T21"> </text:span><text:span text:style-name="T24">0</text:span><text:span text:style-name="T22">;</text:span><text:span text:style-name="T21"> ctr2 </text:span><text:span text:style-name="T22">=</text:span><text:span text:style-name="T21"> </text:span><text:span text:style-name="T24">0</text:span><text:span text:style-name="T22">;</text:span><text:span text:style-name="T21"> freq </text:span><text:span text:style-name="T22">=</text:span><text:span text:style-name="T21"> </text:span><text:span text:style-name="T24">0</text:span><text:span text:style-name="T22">;</text:span></text:p>
      <text:p text:style-name="Standard"><text:soft-page-break/><text:span text:style-name="T21"><text:tab/><text:tab/></text:span><text:span text:style-name="T22">*</text:span><text:span text:style-name="T21">result </text:span><text:span text:style-name="T22">=</text:span><text:span text:style-name="T21"> </text:span><text:span text:style-name="T24">0</text:span><text:span text:style-name="T22">;</text:span><text:span text:style-name="T21"> </text:span><text:span text:style-name="T22">*</text:span><text:span text:style-name="T21">temp </text:span><text:span text:style-name="T22">=</text:span><text:span text:style-name="T21"> </text:span><text:span text:style-name="T24">0</text:span><text:span text:style-name="T22">;</text:span></text:p>
      <text:p text:style-name="P18"/>
      <text:p text:style-name="Standard"><text:span text:style-name="T21"><text:tab/><text:tab/></text:span><text:span text:style-name="T25">// OPTIMIZED INNER PRODUCT</text:span></text:p>
      <text:p text:style-name="Standard"><text:span text:style-name="T21"><text:tab/><text:tab/></text:span><text:span text:style-name="T19">if</text:span><text:span text:style-name="T22">(</text:span><text:span text:style-name="T21">QueryPerformanceCounter</text:span><text:span text:style-name="T22">((</text:span><text:span text:style-name="T21">LARGE_INTEGER </text:span><text:span text:style-name="T22">*)&amp;</text:span><text:span text:style-name="T21">ctr1</text:span><text:span text:style-name="T22">)</text:span><text:span text:style-name="T21"> </text:span><text:span text:style-name="T22">!=</text:span><text:span text:style-name="T21"> </text:span><text:span text:style-name="T24">0</text:span><text:span text:style-name="T22">)</text:span></text:p>
      <text:p text:style-name="Standard"><text:span text:style-name="T21"><text:tab/><text:tab/></text:span><text:span text:style-name="T22">{</text:span></text:p>
      <text:p text:style-name="Standard"><text:span text:style-name="T21"><text:tab/><text:tab/><text:tab/>dotProduct_opt</text:span><text:span text:style-name="T22">(</text:span><text:span text:style-name="T21">arr1</text:span><text:span text:style-name="T22">,</text:span><text:span text:style-name="T21"> arr2</text:span><text:span text:style-name="T22">,</text:span><text:span text:style-name="T21"> temp</text:span><text:span text:style-name="T22">,</text:span><text:span text:style-name="T21"> result</text:span><text:span text:style-name="T22">,</text:span><text:span text:style-name="T21"> ARRAY_SIZE</text:span><text:span text:style-name="T22">);</text:span></text:p>
      <text:p text:style-name="Standard"><text:span text:style-name="T21"><text:tab/><text:tab/><text:tab/></text:span><text:span text:style-name="T25">// cout &lt;&lt; "(" &lt;&lt; i &lt;&lt; ")" &lt;&lt; " <text:s text:c="4"/>" &lt;&lt; "dotProduct_opt() =&gt; *result = " &lt;&lt; *result &lt;&lt; endl; // TO CHECK RESULT</text:span></text:p>
      <text:p text:style-name="Standard"><text:span text:style-name="T21"><text:tab/><text:tab/><text:tab/>QueryPerformanceCounter</text:span><text:span text:style-name="T22">((</text:span><text:span text:style-name="T21">LARGE_INTEGER </text:span><text:span text:style-name="T22">*)&amp;</text:span><text:span text:style-name="T21">ctr2</text:span><text:span text:style-name="T22">);</text:span></text:p>
      <text:p text:style-name="Standard"><text:span text:style-name="T21"><text:tab/><text:tab/><text:tab/>QueryPerformanceFrequency</text:span><text:span text:style-name="T22">((</text:span><text:span text:style-name="T21">LARGE_INTEGER </text:span><text:span text:style-name="T22">*)&amp;</text:span><text:span text:style-name="T21">freq</text:span><text:span text:style-name="T22">);</text:span></text:p>
      <text:p text:style-name="Standard"><text:span text:style-name="T21"><text:tab/><text:tab/><text:tab/>cout </text:span><text:span text:style-name="T22">&lt;&lt;</text:span><text:span text:style-name="T21"> <text:s/></text:span><text:span text:style-name="T28">"("</text:span><text:span text:style-name="T21"> </text:span><text:span text:style-name="T22">&lt;&lt;</text:span><text:span text:style-name="T21"> i </text:span><text:span text:style-name="T22">&lt;&lt;</text:span><text:span text:style-name="T21"> </text:span><text:span text:style-name="T28">")"</text:span><text:span text:style-name="T21"> </text:span><text:span text:style-name="T22">&lt;&lt;</text:span><text:span text:style-name="T21"> </text:span><text:span text:style-name="T28">" size = "</text:span><text:span text:style-name="T21"> </text:span><text:span text:style-name="T22">&lt;&lt;</text:span><text:span text:style-name="T21"> setw</text:span><text:span text:style-name="T22">(</text:span><text:span text:style-name="T24">8</text:span><text:span text:style-name="T22">)</text:span><text:span text:style-name="T21"> </text:span><text:span text:style-name="T22">&lt;&lt;</text:span><text:span text:style-name="T21"> size</text:span><text:span text:style-name="T22">[</text:span><text:span text:style-name="T21">i</text:span><text:span text:style-name="T22">]</text:span><text:span text:style-name="T21"> </text:span><text:span text:style-name="T22">&lt;&lt;</text:span><text:span text:style-name="T21"> </text:span><text:span text:style-name="T28">", "</text:span><text:span text:style-name="T21"> </text:span><text:span text:style-name="T22">&lt;&lt;</text:span><text:span text:style-name="T21"> </text:span><text:span text:style-name="T28">"Time (microseconds) for OPTIMIZED <text:s text:c="2"/>= "</text:span><text:span text:style-name="T21"> </text:span><text:span text:style-name="T22">&lt;&lt;</text:span><text:span text:style-name="T21"> </text:span><text:span text:style-name="T22">(((</text:span><text:span text:style-name="T23">double</text:span><text:span text:style-name="T22">)(</text:span><text:span text:style-name="T21">ctr2 </text:span><text:span text:style-name="T22">-</text:span><text:span text:style-name="T21"> ctr1</text:span><text:span text:style-name="T22">))/</text:span><text:span text:style-name="T21">freq</text:span><text:span text:style-name="T22">)*</text:span><text:span text:style-name="T24">1000000</text:span><text:span text:style-name="T21"> </text:span><text:span text:style-name="T22">&lt;&lt;</text:span><text:span text:style-name="T21"> endl</text:span><text:span text:style-name="T22">;</text:span><text:span text:style-name="T21"><text:tab/></text:span><text:span text:style-name="T25">// in microseconds</text:span></text:p>
      <text:p text:style-name="Standard"><text:span text:style-name="T21"><text:tab/><text:tab/></text:span><text:span text:style-name="T22">}</text:span></text:p>
      <text:p text:style-name="P18"/>
      <text:p text:style-name="Standard"><text:span text:style-name="T21"><text:tab/><text:tab/></text:span><text:span text:style-name="T19">delete</text:span><text:span text:style-name="T21"> </text:span><text:span text:style-name="T22">[]</text:span><text:span text:style-name="T21"> arr1</text:span><text:span text:style-name="T22">;</text:span></text:p>
      <text:p text:style-name="Standard"><text:span text:style-name="T21"><text:tab/><text:tab/></text:span><text:span text:style-name="T19">delete</text:span><text:span text:style-name="T21"> </text:span><text:span text:style-name="T22">[]</text:span><text:span text:style-name="T21"> arr2</text:span><text:span text:style-name="T22">;</text:span></text:p>
      <text:p text:style-name="Standard"><text:span text:style-name="T21"><text:tab/></text:span><text:span text:style-name="T22">}</text:span></text:p>
      <text:p text:style-name="Standard"><text:span text:style-name="T21"><text:tab/>cout </text:span><text:span text:style-name="T22">&lt;&lt;</text:span><text:span text:style-name="T21"> </text:span><text:span text:style-name="T28">"----------"</text:span><text:span text:style-name="T21"> </text:span><text:span text:style-name="T22">&lt;&lt;</text:span><text:span text:style-name="T21"> endl</text:span><text:span text:style-name="T22">;</text:span></text:p>
      <text:p text:style-name="Standard"><text:span text:style-name="T21"><text:tab/>cin</text:span><text:span text:style-name="T22">.</text:span><text:span text:style-name="T21">get</text:span><text:span text:style-name="T22">();</text:span></text:p>
      <text:p text:style-name="Standard"><text:span text:style-name="T21"><text:tab/></text:span><text:span text:style-name="T19">return</text:span><text:span text:style-name="T21"> </text:span><text:span text:style-name="T24">0</text:span><text:span text:style-name="T22">;</text:span></text:p>
      <text:p text:style-name="P53">}</text:p>
      <text:p text:style-name="P18"/>
      <text:p text:style-name="Standard"><text:span text:style-name="T23">void</text:span><text:span text:style-name="T21"> fill_array</text:span><text:span text:style-name="T22">(</text:span><text:span text:style-name="T23">float</text:span><text:span text:style-name="T22">*</text:span><text:span text:style-name="T21"> a</text:span><text:span text:style-name="T22">,</text:span><text:span text:style-name="T21"> </text:span><text:span text:style-name="T23">float</text:span><text:span text:style-name="T22">*</text:span><text:span text:style-name="T21"> b</text:span><text:span text:style-name="T22">,</text:span><text:span text:style-name="T21"> </text:span><text:span text:style-name="T23">int</text:span><text:span text:style-name="T21"> size</text:span><text:span text:style-name="T22">)</text:span></text:p>
      <text:p text:style-name="P53">{</text:p>
      <text:p text:style-name="Standard"><text:span text:style-name="T21"><text:tab/></text:span><text:span text:style-name="T23">float</text:span><text:span text:style-name="T21"> </text:span><text:span text:style-name="T22">*</text:span><text:span text:style-name="T21">p</text:span><text:span text:style-name="T22">;</text:span><text:span text:style-name="T21"> </text:span><text:span text:style-name="T23">float</text:span><text:span text:style-name="T21"> </text:span><text:span text:style-name="T22">*</text:span><text:span text:style-name="T21">q</text:span><text:span text:style-name="T22">;</text:span></text:p>
      <text:p text:style-name="Standard"><text:span text:style-name="T21"><text:tab/>p </text:span><text:span text:style-name="T22">=</text:span><text:span text:style-name="T21"> </text:span><text:span text:style-name="T22">&amp;</text:span><text:span text:style-name="T21">a</text:span><text:span text:style-name="T22">[</text:span><text:span text:style-name="T24">0</text:span><text:span text:style-name="T22">];</text:span><text:span text:style-name="T21"> q </text:span><text:span text:style-name="T22">=</text:span><text:span text:style-name="T21"> </text:span><text:span text:style-name="T22">&amp;</text:span><text:span text:style-name="T21">b</text:span><text:span text:style-name="T22">[</text:span><text:span text:style-name="T24">0</text:span><text:span text:style-name="T22">];</text:span></text:p>
      <text:p text:style-name="P18"/>
      <text:p text:style-name="Standard"><text:span text:style-name="T21"><text:tab/></text:span><text:span text:style-name="T25">// fill with 1s</text:span></text:p>
      <text:p text:style-name="Standard"><text:span text:style-name="T21"><text:tab/></text:span><text:span text:style-name="T19">for</text:span><text:span text:style-name="T22">(;</text:span><text:span text:style-name="T21"> p </text:span><text:span text:style-name="T22">&lt;</text:span><text:span text:style-name="T21"> </text:span><text:span text:style-name="T22">&amp;</text:span><text:span text:style-name="T21">a</text:span><text:span text:style-name="T22">[</text:span><text:span text:style-name="T21">size</text:span><text:span text:style-name="T22">];</text:span><text:span text:style-name="T21"> p </text:span><text:span text:style-name="T22">=</text:span><text:span text:style-name="T21"> p </text:span><text:span text:style-name="T22">+</text:span><text:span text:style-name="T21"> </text:span><text:span text:style-name="T24">1</text:span><text:span text:style-name="T22">,</text:span><text:span text:style-name="T21"> q </text:span><text:span text:style-name="T22">=</text:span><text:span text:style-name="T21"> q </text:span><text:span text:style-name="T22">+</text:span><text:span text:style-name="T21"> </text:span><text:span text:style-name="T24">1</text:span><text:span text:style-name="T22">)</text:span></text:p>
      <text:p text:style-name="Standard"><text:span text:style-name="T21"><text:tab/></text:span><text:span text:style-name="T22">{</text:span></text:p>
      <text:p text:style-name="Standard"><text:span text:style-name="T21"><text:tab/><text:tab/></text:span><text:span text:style-name="T22">*</text:span><text:span text:style-name="T21">p </text:span><text:span text:style-name="T22">=</text:span><text:span text:style-name="T21"> </text:span><text:span text:style-name="T24">1</text:span><text:span text:style-name="T22">;</text:span><text:span text:style-name="T21"> </text:span></text:p>
      <text:p text:style-name="Standard"><text:span text:style-name="T21"><text:tab/><text:tab/></text:span><text:span text:style-name="T22">*</text:span><text:span text:style-name="T21">q </text:span><text:span text:style-name="T22">=</text:span><text:span text:style-name="T21"> </text:span><text:span text:style-name="T24">1</text:span><text:span text:style-name="T22">;</text:span></text:p>
      <text:p text:style-name="Standard"><text:span text:style-name="T21"><text:tab/></text:span><text:span text:style-name="T22">}</text:span></text:p>
      <text:p text:style-name="P53">}</text:p>
      <text:p text:style-name="P18"/>
      <text:p text:style-name="Standard"><text:span text:style-name="T23">void</text:span><text:span text:style-name="T21"> dotProduct_opt</text:span><text:span text:style-name="T22">(</text:span><text:span text:style-name="T23">float</text:span><text:span text:style-name="T21"> </text:span><text:span text:style-name="T22">*</text:span><text:span text:style-name="T21">a</text:span><text:span text:style-name="T22">,</text:span><text:span text:style-name="T21"> </text:span><text:span text:style-name="T23">float</text:span><text:span text:style-name="T21"> </text:span><text:span text:style-name="T22">*</text:span><text:span text:style-name="T21">b</text:span><text:span text:style-name="T22">,</text:span><text:span text:style-name="T21"> </text:span><text:span text:style-name="T23">float</text:span><text:span text:style-name="T21"> </text:span><text:span text:style-name="T22">*</text:span><text:span text:style-name="T21">temp</text:span><text:span text:style-name="T22">,</text:span><text:span text:style-name="T21"> </text:span><text:span text:style-name="T23">float</text:span><text:span text:style-name="T22">*</text:span><text:span text:style-name="T21"> result</text:span><text:span text:style-name="T22">,</text:span><text:span text:style-name="T21"> </text:span><text:span text:style-name="T23">int</text:span><text:span text:style-name="T21"> size</text:span><text:span text:style-name="T22">)</text:span></text:p>
      <text:p text:style-name="Standard"><text:span text:style-name="T22">{</text:span><text:span text:style-name="T21"><text:tab/><text:tab/></text:span></text:p>
      <text:p text:style-name="Standard"><text:span text:style-name="T21"><text:tab/>__m128 XMM0 </text:span><text:span text:style-name="T22">=</text:span><text:span text:style-name="T21"> _mm_setzero_ps</text:span><text:span text:style-name="T22">();</text:span></text:p>
      <text:p text:style-name="Standard"><text:span text:style-name="T21"><text:tab/>__m128 XMM1 </text:span><text:span text:style-name="T22">=</text:span><text:span text:style-name="T21"> _mm_setzero_ps</text:span><text:span text:style-name="T22">();</text:span></text:p>
      <text:p text:style-name="Standard"><text:span text:style-name="T21"><text:tab/>__m128 XMM2 </text:span><text:span text:style-name="T22">=</text:span><text:span text:style-name="T21"> _mm_setzero_ps</text:span><text:span text:style-name="T22">();</text:span></text:p>
      <text:p text:style-name="Standard"><text:span text:style-name="T21"><text:tab/>__m128 XMM3 </text:span><text:span text:style-name="T22">=</text:span><text:span text:style-name="T21"> _mm_setzero_ps</text:span><text:span text:style-name="T22">();</text:span></text:p>
      <text:p text:style-name="Standard"><text:span text:style-name="T21"><text:tab/>__m128 XMM4 </text:span><text:span text:style-name="T22">=</text:span><text:span text:style-name="T21"> _mm_setzero_ps</text:span><text:span text:style-name="T22">();</text:span></text:p>
      <text:p text:style-name="Standard"><text:span text:style-name="T21"><text:tab/>__m128 XMM5 </text:span><text:span text:style-name="T22">=</text:span><text:span text:style-name="T21"> _mm_setzero_ps</text:span><text:span text:style-name="T22">();</text:span></text:p>
      <text:p text:style-name="Standard"><text:span text:style-name="T21"><text:tab/>__m128 XMM6 </text:span><text:span text:style-name="T22">=</text:span><text:span text:style-name="T21"> _mm_setzero_ps</text:span><text:span text:style-name="T22">();</text:span></text:p>
      <text:p text:style-name="Standard"><text:span text:style-name="T21"><text:tab/>__m128 XMM7 </text:span><text:span text:style-name="T22">=</text:span><text:span text:style-name="T21"> _mm_setzero_ps</text:span><text:span text:style-name="T22">();</text:span></text:p>
      <text:p text:style-name="Standard"><text:span text:style-name="T21"><text:tab/>__m128 XMM8 </text:span><text:span text:style-name="T22">=</text:span><text:span text:style-name="T21"> _mm_setzero_ps</text:span><text:span text:style-name="T22">();</text:span></text:p>
      <text:p text:style-name="Standard"><text:span text:style-name="T21"><text:tab/>__m128 XMMTotal </text:span><text:span text:style-name="T22">=</text:span><text:span text:style-name="T21"> _mm_setzero_ps</text:span><text:span text:style-name="T22">();</text:span></text:p>
      <text:p text:style-name="P18"/>
      <text:p text:style-name="Standard"><text:span text:style-name="T21"><text:tab/></text:span><text:span text:style-name="T19">for</text:span><text:span text:style-name="T22">(</text:span><text:span text:style-name="T23">int</text:span><text:span text:style-name="T21"> i </text:span><text:span text:style-name="T22">=</text:span><text:span text:style-name="T21"> </text:span><text:span text:style-name="T24">0</text:span><text:span text:style-name="T22">;</text:span><text:span text:style-name="T21"> </text:span><text:span text:style-name="T22">(</text:span><text:span text:style-name="T21">i</text:span><text:span text:style-name="T22">+</text:span><text:span text:style-name="T24">12</text:span><text:span text:style-name="T22">)</text:span><text:span text:style-name="T21"> </text:span><text:span text:style-name="T22">&lt;=</text:span><text:span text:style-name="T21"> size</text:span><text:span text:style-name="T22">;</text:span><text:span text:style-name="T21"> i </text:span><text:span text:style-name="T22">+=</text:span><text:span text:style-name="T21"> </text:span><text:span text:style-name="T24">12</text:span><text:span text:style-name="T22">)</text:span></text:p>
      <text:p text:style-name="Standard"><text:span text:style-name="T21"><text:tab/></text:span><text:span text:style-name="T22">{</text:span></text:p>
      <text:p text:style-name="Standard"><text:span text:style-name="T21"><text:tab/><text:tab/>XMM0 </text:span><text:span text:style-name="T22">=</text:span><text:span text:style-name="T21"> _mm_loadu_ps</text:span><text:span text:style-name="T22">(</text:span><text:span text:style-name="T21">a </text:span><text:span text:style-name="T22">+</text:span><text:span text:style-name="T21"> i</text:span><text:span text:style-name="T22">);</text:span><text:span text:style-name="T21"><text:tab/><text:tab/></text:span></text:p>
      <text:p text:style-name="Standard"><text:span text:style-name="T21"><text:tab/><text:tab/>XMM1 </text:span><text:span text:style-name="T22">=</text:span><text:span text:style-name="T21"> _mm_loadu_ps</text:span><text:span text:style-name="T22">(</text:span><text:span text:style-name="T21">a </text:span><text:span text:style-name="T22">+</text:span><text:span text:style-name="T21"> i </text:span><text:span text:style-name="T22">+</text:span><text:span text:style-name="T21"> </text:span><text:span text:style-name="T24">4</text:span><text:span text:style-name="T22">);</text:span><text:span text:style-name="T21"><text:tab/><text:tab/></text:span></text:p>
      <text:p text:style-name="Standard"><text:span text:style-name="T21"><text:tab/><text:tab/>XMM2 </text:span><text:span text:style-name="T22">=</text:span><text:span text:style-name="T21"> _mm_loadu_ps</text:span><text:span text:style-name="T22">(</text:span><text:span text:style-name="T21">a </text:span><text:span text:style-name="T22">+</text:span><text:span text:style-name="T21"> i </text:span><text:span text:style-name="T22">+</text:span><text:span text:style-name="T21"> </text:span><text:span text:style-name="T24">8</text:span><text:span text:style-name="T22">);</text:span><text:span text:style-name="T21"><text:tab/></text:span></text:p>
      <text:p text:style-name="Standard"><text:span text:style-name="T21"><text:tab/><text:tab/>XMM3 </text:span><text:span text:style-name="T22">=</text:span><text:span text:style-name="T21"> _mm_loadu_ps</text:span><text:span text:style-name="T22">(</text:span><text:span text:style-name="T21">b </text:span><text:span text:style-name="T22">+</text:span><text:span text:style-name="T21"> i</text:span><text:span text:style-name="T22">);</text:span></text:p>
      <text:p text:style-name="Standard"><text:span text:style-name="T21"><text:tab/><text:tab/>XMM4 </text:span><text:span text:style-name="T22">=</text:span><text:span text:style-name="T21"> _mm_loadu_ps</text:span><text:span text:style-name="T22">(</text:span><text:span text:style-name="T21">b </text:span><text:span text:style-name="T22">+</text:span><text:span text:style-name="T21"> i </text:span><text:span text:style-name="T22">+</text:span><text:span text:style-name="T21"> </text:span><text:span text:style-name="T24">4</text:span><text:span text:style-name="T22">);</text:span></text:p>
      <text:p text:style-name="Standard"><text:span text:style-name="T21"><text:tab/><text:tab/>XMM5 </text:span><text:span text:style-name="T22">=</text:span><text:span text:style-name="T21"> _mm_loadu_ps</text:span><text:span text:style-name="T22">(</text:span><text:span text:style-name="T21">b </text:span><text:span text:style-name="T22">+</text:span><text:span text:style-name="T21"> i </text:span><text:span text:style-name="T22">+</text:span><text:span text:style-name="T21"> </text:span><text:span text:style-name="T24">8</text:span><text:span text:style-name="T22">);</text:span></text:p>
      <text:p text:style-name="P18"><text:soft-page-break/></text:p>
      <text:p text:style-name="Standard"><text:span text:style-name="T21"><text:tab/><text:tab/>XMM6 </text:span><text:span text:style-name="T22">=</text:span><text:span text:style-name="T21"> _mm_mul_ps</text:span><text:span text:style-name="T22">(</text:span><text:span text:style-name="T21">XMM0</text:span><text:span text:style-name="T22">,</text:span><text:span text:style-name="T21"> XMM3</text:span><text:span text:style-name="T22">);</text:span></text:p>
      <text:p text:style-name="Standard"><text:span text:style-name="T21"><text:tab/><text:tab/>XMM7 </text:span><text:span text:style-name="T22">=</text:span><text:span text:style-name="T21"> _mm_mul_ps</text:span><text:span text:style-name="T22">(</text:span><text:span text:style-name="T21">XMM1</text:span><text:span text:style-name="T22">,</text:span><text:span text:style-name="T21"> XMM4</text:span><text:span text:style-name="T22">);</text:span></text:p>
      <text:p text:style-name="Standard"><text:span text:style-name="T21"><text:tab/><text:tab/>XMM8 </text:span><text:span text:style-name="T22">=</text:span><text:span text:style-name="T21"> _mm_mul_ps</text:span><text:span text:style-name="T22">(</text:span><text:span text:style-name="T21">XMM2</text:span><text:span text:style-name="T22">,</text:span><text:span text:style-name="T21"> XMM5</text:span><text:span text:style-name="T22">);</text:span></text:p>
      <text:p text:style-name="P18"/>
      <text:p text:style-name="Standard"><text:span text:style-name="T21"><text:tab/><text:tab/>XMM0 </text:span><text:span text:style-name="T22">=</text:span><text:span text:style-name="T21"> _mm_add_ps</text:span><text:span text:style-name="T22">(</text:span><text:span text:style-name="T21">XMM6</text:span><text:span text:style-name="T22">,</text:span><text:span text:style-name="T21"> XMM7</text:span><text:span text:style-name="T22">);</text:span></text:p>
      <text:p text:style-name="Standard"><text:span text:style-name="T21"><text:tab/><text:tab/>XMMTotal </text:span><text:span text:style-name="T22">=</text:span><text:span text:style-name="T21"> _mm_add_ps</text:span><text:span text:style-name="T22">(</text:span><text:span text:style-name="T21">XMM0</text:span><text:span text:style-name="T22">,</text:span><text:span text:style-name="T21"> XMM8</text:span><text:span text:style-name="T22">);</text:span></text:p>
      <text:p text:style-name="Standard"><text:span text:style-name="T21"><text:tab/><text:tab/>_mm_storeu_ps</text:span><text:span text:style-name="T22">(</text:span><text:span text:style-name="T21">temp</text:span><text:span text:style-name="T22">,</text:span><text:span text:style-name="T21"> XMMTotal</text:span><text:span text:style-name="T22">);</text:span></text:p>
      <text:p text:style-name="Standard"><text:span text:style-name="T21"><text:tab/><text:tab/></text:span><text:span text:style-name="T22">*</text:span><text:span text:style-name="T21">result </text:span><text:span text:style-name="T22">+=</text:span><text:span text:style-name="T21"> </text:span><text:span text:style-name="T22">(*</text:span><text:span text:style-name="T21">temp </text:span><text:span text:style-name="T22">+</text:span><text:span text:style-name="T21"> </text:span><text:span text:style-name="T22">*(</text:span><text:span text:style-name="T21">temp</text:span><text:span text:style-name="T22">+</text:span><text:span text:style-name="T24">1</text:span><text:span text:style-name="T22">)</text:span><text:span text:style-name="T21"> </text:span><text:span text:style-name="T22">+</text:span><text:span text:style-name="T21"> </text:span><text:span text:style-name="T22">*(</text:span><text:span text:style-name="T21">temp</text:span><text:span text:style-name="T22">+</text:span><text:span text:style-name="T24">2</text:span><text:span text:style-name="T22">)</text:span><text:span text:style-name="T21"> </text:span><text:span text:style-name="T22">+</text:span><text:span text:style-name="T21"> </text:span><text:span text:style-name="T22">*(</text:span><text:span text:style-name="T21">temp</text:span><text:span text:style-name="T22">+</text:span><text:span text:style-name="T24">3</text:span><text:span text:style-name="T22">));</text:span></text:p>
      <text:p text:style-name="Standard"><text:span text:style-name="T21"><text:tab/></text:span><text:span text:style-name="T22">}</text:span></text:p>
      <text:p text:style-name="P53">}</text:p>
      <text:p text:style-name="P18"/>
      <text:p text:style-name="P18"/>
      <text:p text:style-name="Standard"><text:span text:style-name="T23">void</text:span><text:span text:style-name="T21"> dotProduct_reg</text:span><text:span text:style-name="T22">(</text:span><text:span text:style-name="T23">float</text:span><text:span text:style-name="T21"> </text:span><text:span text:style-name="T22">*</text:span><text:span text:style-name="T21">a</text:span><text:span text:style-name="T22">,</text:span><text:span text:style-name="T21"> </text:span><text:span text:style-name="T23">float</text:span><text:span text:style-name="T21"> </text:span><text:span text:style-name="T22">*</text:span><text:span text:style-name="T21">b</text:span><text:span text:style-name="T22">,</text:span><text:span text:style-name="T21"> </text:span><text:span text:style-name="T23">float</text:span><text:span text:style-name="T22">*</text:span><text:span text:style-name="T21"> result</text:span><text:span text:style-name="T22">,</text:span><text:span text:style-name="T21"> </text:span><text:span text:style-name="T23">int</text:span><text:span text:style-name="T21"> size</text:span><text:span text:style-name="T22">)</text:span></text:p>
      <text:p text:style-name="P53">{</text:p>
      <text:p text:style-name="Standard"><text:span text:style-name="T21"><text:tab/></text:span><text:span text:style-name="T23">float</text:span><text:span text:style-name="T21"> </text:span><text:span text:style-name="T22">*</text:span><text:span text:style-name="T21">p</text:span><text:span text:style-name="T22">;</text:span><text:span text:style-name="T21"> </text:span><text:span text:style-name="T23">float</text:span><text:span text:style-name="T21"> </text:span><text:span text:style-name="T22">*</text:span><text:span text:style-name="T21">q</text:span><text:span text:style-name="T22">;</text:span></text:p>
      <text:p text:style-name="Standard"><text:span text:style-name="T21"><text:tab/>p </text:span><text:span text:style-name="T22">=</text:span><text:span text:style-name="T21"> </text:span><text:span text:style-name="T22">&amp;</text:span><text:span text:style-name="T21">a</text:span><text:span text:style-name="T22">[</text:span><text:span text:style-name="T24">0</text:span><text:span text:style-name="T22">];</text:span><text:span text:style-name="T21"> q </text:span><text:span text:style-name="T22">=</text:span><text:span text:style-name="T21"> </text:span><text:span text:style-name="T22">&amp;</text:span><text:span text:style-name="T21">b</text:span><text:span text:style-name="T22">[</text:span><text:span text:style-name="T24">0</text:span><text:span text:style-name="T22">];</text:span></text:p>
      <text:p text:style-name="Standard"><text:span text:style-name="T21"><text:tab/></text:span><text:span text:style-name="T19">for</text:span><text:span text:style-name="T22">(;</text:span><text:span text:style-name="T21"> p </text:span><text:span text:style-name="T22">&lt;</text:span><text:span text:style-name="T21"> </text:span><text:span text:style-name="T22">&amp;</text:span><text:span text:style-name="T21">a</text:span><text:span text:style-name="T22">[</text:span><text:span text:style-name="T21">size</text:span><text:span text:style-name="T22">];</text:span><text:span text:style-name="T21"> p </text:span><text:span text:style-name="T22">=</text:span><text:span text:style-name="T21"> p </text:span><text:span text:style-name="T22">+</text:span><text:span text:style-name="T21"> </text:span><text:span text:style-name="T24">1</text:span><text:span text:style-name="T22">,</text:span><text:span text:style-name="T21"> q </text:span><text:span text:style-name="T22">=</text:span><text:span text:style-name="T21"> q </text:span><text:span text:style-name="T22">+</text:span><text:span text:style-name="T21"> </text:span><text:span text:style-name="T24">1</text:span><text:span text:style-name="T22">)</text:span></text:p>
      <text:p text:style-name="Standard"><text:span text:style-name="T21"><text:tab/><text:tab/></text:span><text:span text:style-name="T22">*</text:span><text:span text:style-name="T21">result </text:span><text:span text:style-name="T22">+=</text:span><text:span text:style-name="T21"> </text:span><text:span text:style-name="T22">*</text:span><text:span text:style-name="T21">p </text:span><text:span text:style-name="T22">*</text:span><text:span text:style-name="T21"> </text:span><text:span text:style-name="T22">*</text:span><text:span text:style-name="T21">q</text:span><text:span text:style-name="T22">;</text:span></text:p>
      <text:p text:style-name="P53">}</text:p>
      <text:p text:style-name="P45"/>
      <text:p text:style-name="P21"><text:span text:style-name="T13">Sample</text:span><text:span text:style-name="T9"> </text:span><text:span text:style-name="T11">2</text:span><text:span text:style-name="T9">: MATLAB </text:span><text:span text:style-name="T12">code that plots data points</text:span><text:span text:style-name="T9"> representing </text:span><text:span text:style-name="T11">unoptimized</text:span><text:span text:style-name="T9"> dot product time performance vs. optimized dot product time performance </text:span><text:span text:style-name="T11">(data points taken from Figure 1 of Appendix)</text:span><text:span text:style-name="T9">:</text:span></text:p>
      <text:p text:style-name="P45"/>
      <text:p text:style-name="P55">% Owais Naeem</text:p>
      <text:p text:style-name="Standard"><text:span text:style-name="T26">% Inner Product Proje</text:span><text:span text:style-name="T27">c</text:span><text:span text:style-name="T26">t</text:span></text:p>
      <text:p text:style-name="P56">% Unoptimized vs. Optimized Analysis</text:p>
      <text:p text:style-name="P17"/>
      <text:p text:style-name="Standard"><text:span text:style-name="T20">x </text:span><text:span text:style-name="T22">=</text:span><text:span text:style-name="T21"> </text:span><text:span text:style-name="T22">[</text:span><text:span text:style-name="T24">60</text:span><text:span text:style-name="T21"> </text:span><text:span text:style-name="T24">120</text:span><text:span text:style-name="T21"> </text:span><text:span text:style-name="T24">600</text:span><text:span text:style-name="T21"> </text:span><text:span text:style-name="T24">1200</text:span><text:span text:style-name="T21"> </text:span><text:span text:style-name="T24">6000</text:span><text:span text:style-name="T21"> </text:span><text:span text:style-name="T24">12000</text:span><text:span text:style-name="T21"> </text:span><text:span text:style-name="T24">60000</text:span><text:span text:style-name="T21"> </text:span><text:span text:style-name="T24">120000</text:span><text:span text:style-name="T21"> </text:span><text:span text:style-name="T24">600000</text:span><text:span text:style-name="T21"> </text:span><text:span text:style-name="T24">1200000</text:span><text:span text:style-name="T21"> </text:span><text:span text:style-name="T25">...</text:span></text:p>
      <text:p text:style-name="Standard"><text:span text:style-name="T21"><text:s text:c="4"/></text:span><text:span text:style-name="T24">6000000</text:span><text:span text:style-name="T21"> </text:span><text:span text:style-name="T24">12000000</text:span><text:span text:style-name="T21"> </text:span><text:span text:style-name="T24">6000000</text:span><text:span text:style-name="T21"> </text:span><text:span text:style-name="T24">72000000</text:span><text:span text:style-name="T21"> </text:span><text:span text:style-name="T24">84000000</text:span><text:span text:style-name="T21"> </text:span><text:span text:style-name="T24">96000000</text:span><text:span text:style-name="T21"> </text:span><text:span text:style-name="T25">...</text:span></text:p>
      <text:p text:style-name="Standard"><text:span text:style-name="T21"><text:s text:c="4"/></text:span><text:span text:style-name="T24">108000000</text:span><text:span text:style-name="T21"> </text:span><text:span text:style-name="T24">120000000</text:span><text:span text:style-name="T22">];</text:span></text:p>
      <text:p text:style-name="Standard"><text:span text:style-name="T21">y1 </text:span><text:span text:style-name="T22">=</text:span><text:span text:style-name="T21"> </text:span><text:span text:style-name="T22">[</text:span><text:span text:style-name="T24">1.14</text:span><text:span text:style-name="T21"> </text:span><text:span text:style-name="T24">2.28</text:span><text:span text:style-name="T21"> </text:span><text:span text:style-name="T24">7.41</text:span><text:span text:style-name="T21"> </text:span><text:span text:style-name="T24">15.96</text:span><text:span text:style-name="T21"> </text:span><text:span text:style-name="T24">75.8282</text:span><text:span text:style-name="T21"> </text:span><text:span text:style-name="T24">151.656</text:span><text:span text:style-name="T21"> </text:span><text:span text:style-name="T24">775.386</text:span><text:span text:style-name="T21"> </text:span><text:span text:style-name="T25">...</text:span></text:p>
      <text:p text:style-name="Standard"><text:span text:style-name="T21"><text:s text:c="4"/></text:span><text:span text:style-name="T24">1534.81</text:span><text:span text:style-name="T21"> </text:span><text:span text:style-name="T24">7681.46</text:span><text:span text:style-name="T21"> </text:span><text:span text:style-name="T24">16470</text:span><text:span text:style-name="T21"> </text:span><text:span text:style-name="T24">76125</text:span><text:span text:style-name="T21"> </text:span><text:span text:style-name="T24">153620</text:span><text:span text:style-name="T21"> </text:span><text:span text:style-name="T24">766890</text:span><text:span text:style-name="T21"> </text:span><text:span text:style-name="T24">924066</text:span><text:span text:style-name="T21"> </text:span><text:span text:style-name="T24">1.06534</text:span><text:span text:style-name="T22">*</text:span><text:span text:style-name="T24">10</text:span><text:span text:style-name="T22">^</text:span><text:span text:style-name="T24">6</text:span><text:span text:style-name="T21"> </text:span><text:span text:style-name="T25">...</text:span></text:p>
      <text:p text:style-name="Standard"><text:span text:style-name="T21"><text:s text:c="4"/></text:span><text:span text:style-name="T24">1.22133</text:span><text:span text:style-name="T22">*</text:span><text:span text:style-name="T24">10</text:span><text:span text:style-name="T22">^</text:span><text:span text:style-name="T24">6</text:span><text:span text:style-name="T21"> </text:span><text:span text:style-name="T24">1.36841</text:span><text:span text:style-name="T22">*</text:span><text:span text:style-name="T24">10</text:span><text:span text:style-name="T22">^</text:span><text:span text:style-name="T24">6</text:span><text:span text:style-name="T21"> </text:span><text:span text:style-name="T24">1.53794</text:span><text:span text:style-name="T22">*</text:span><text:span text:style-name="T24">10</text:span><text:span text:style-name="T22">^</text:span><text:span text:style-name="T24">6</text:span><text:span text:style-name="T22">];</text:span></text:p>
      <text:p text:style-name="Standard"><text:span text:style-name="T21">y2 </text:span><text:span text:style-name="T22">=</text:span><text:span text:style-name="T21"> </text:span><text:span text:style-name="T22">[</text:span><text:span text:style-name="T24">1.14207</text:span><text:span text:style-name="T21"> </text:span><text:span text:style-name="T24">1.14207</text:span><text:span text:style-name="T21"> </text:span><text:span text:style-name="T24">1.7</text:span><text:span text:style-name="T21"> </text:span><text:span text:style-name="T24">4</text:span><text:span text:style-name="T21"> </text:span><text:span text:style-name="T24">18</text:span><text:span text:style-name="T21"> </text:span><text:span text:style-name="T24">30</text:span><text:span text:style-name="T21"> </text:span><text:span text:style-name="T24">96</text:span><text:span text:style-name="T21"> </text:span><text:span text:style-name="T24">204</text:span><text:span text:style-name="T21"> </text:span><text:span text:style-name="T24">1461</text:span><text:span text:style-name="T21"> </text:span><text:span text:style-name="T24">2459</text:span><text:span text:style-name="T21"> </text:span><text:span text:style-name="T24">10089</text:span><text:span text:style-name="T21"> </text:span><text:span text:style-name="T24">21537</text:span><text:span text:style-name="T21"> </text:span><text:span text:style-name="T25">...</text:span></text:p>
      <text:p text:style-name="Standard"><text:span text:style-name="T21"><text:s text:c="4"/></text:span><text:span text:style-name="T24">116924</text:span><text:span text:style-name="T21"> </text:span><text:span text:style-name="T24">125854</text:span><text:span text:style-name="T21"> </text:span><text:span text:style-name="T24">140120</text:span><text:span text:style-name="T21"> </text:span><text:span text:style-name="T24">160060</text:span><text:span text:style-name="T21"> </text:span><text:span text:style-name="T24">181162</text:span><text:span text:style-name="T21"> </text:span><text:span text:style-name="T24">199886</text:span><text:span text:style-name="T22">];</text:span></text:p>
      <text:p text:style-name="Standard"><text:span text:style-name="T21">plot</text:span><text:span text:style-name="T22">(</text:span><text:span text:style-name="T21">x</text:span><text:span text:style-name="T22">,</text:span><text:span text:style-name="T21"> y1</text:span><text:span text:style-name="T22">,</text:span><text:span text:style-name="T21"> </text:span><text:span text:style-name="T28">':'</text:span><text:span text:style-name="T22">,</text:span><text:span text:style-name="T21"> </text:span><text:span text:style-name="T28">'LineWidth'</text:span><text:span text:style-name="T22">,</text:span><text:span text:style-name="T21"> </text:span><text:span text:style-name="T24">3</text:span><text:span text:style-name="T22">);</text:span></text:p>
      <text:p text:style-name="P18">hold on</text:p>
      <text:p text:style-name="Standard"><text:span text:style-name="T21">plot</text:span><text:span text:style-name="T22">(</text:span><text:span text:style-name="T21">x</text:span><text:span text:style-name="T22">,</text:span><text:span text:style-name="T21"> y2</text:span><text:span text:style-name="T22">,</text:span><text:span text:style-name="T28">'--'</text:span><text:span text:style-name="T22">,</text:span><text:span text:style-name="T21"> </text:span><text:span text:style-name="T28">'LineWidth'</text:span><text:span text:style-name="T22">,</text:span><text:span text:style-name="T21"> </text:span><text:span text:style-name="T24">3</text:span><text:span text:style-name="T22">);</text:span></text:p>
      <text:p text:style-name="Standard"><text:span text:style-name="T21">hold off</text:span><text:span text:style-name="T22">;</text:span></text:p>
      <text:p text:style-name="P18">grid</text:p>
      <text:p text:style-name="Standard"><text:span text:style-name="T21">xlabel</text:span><text:span text:style-name="T22">(</text:span><text:span text:style-name="T28">'Array Size(# of elements)'</text:span><text:span text:style-name="T22">);</text:span></text:p>
      <text:p text:style-name="Standard"><text:span text:style-name="T21">ylabel</text:span><text:span text:style-name="T22">(</text:span><text:span text:style-name="T28">'Time (microseconds)'</text:span><text:span text:style-name="T22">);</text:span></text:p>
      <text:p text:style-name="Standard"><text:span text:style-name="T21">title</text:span><text:span text:style-name="T22">(</text:span><text:span text:style-name="T28">'Unoptimized vs. Optimized Dot Product'</text:span><text:span text:style-name="T22">)</text:span></text:p>
      <text:p text:style-name="Standard"><text:span text:style-name="T21">legend</text:span><text:span text:style-name="T22">(</text:span><text:span text:style-name="T28">'unoptimized'</text:span><text:span text:style-name="T22">,</text:span><text:span text:style-name="T21"> </text:span><text:span text:style-name="T28">'optimized'</text:span><text:span text:style-name="T22">)</text:span></text:p>
      <text:p text:style-name="P45"/>
      <text:p text:style-name="P45"/>
      <text:p text:style-name="P20"><text:span text:style-name="T9">Figure </text:span><text:span text:style-name="T11">1</text:span><text:span text:style-name="T9">: </text:span><text:span text:style-name="T11">Output of C++ program referred to in Sample 1 of the Appendix.</text:span></text:p>
      <text:p text:style-name="P45"><draw:frame draw:style-name="fr2" draw:name="graphics8" text:anchor-type="paragraph" svg:width="4.55in" svg:height="5.4602in" draw:z-index="7"><draw:image xlink:href="Pictures/2000000900003CAC00004403B8FD1D19.svm" xlink:type="simple" xlink:show="embed" xlink:actuate="onLoad"/></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9"><text:span text:style-name="T9">Figure </text:span><text:span text:style-name="T11">2</text:span><text:span text:style-name="T9">: MATLAB graph representing </text:span><text:span text:style-name="T11">unoptimized</text:span><text:span text:style-name="T9"> dot product time performance vs. optimized dot product time performance </text:span><text:span text:style-name="T11">(graphing data points taken from Figure 1 of Appendix)</text:span><text:span text:style-name="T9">:</text:span></text:p>
      <text:p text:style-name="P45"/>
      <text:p text:style-name="P45"><draw:frame draw:style-name="fr2" draw:name="graphics9" text:anchor-type="paragraph" svg:width="4.0756in" svg:height="3.0272in" draw:z-index="8"><draw:image xlink:href="Pictures/20000009000039FC00002B9EBE034311.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roman"/>
    <style:font-face style:name="Courier New1" svg:font-family="'Courier New'" style:font-family-generic="swiss"/>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cb964" officeooo:paragraph-rsid="001cb964"/>
    </style:style>
    <style:style style:name="MT1" style:family="text">
      <style:text-properties officeooo:rsid="003830c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text:page-number text:select-page="current">10</text:page-number> <text:span text:style-name="MT1">of </text:span><text:span text:style-name="MT1"><text:page-count>10</text:page-count></text:span><text:span text:style-name="MT1"> </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7T15:01:34.026000000</meta:creation-date>
    <dc:date>2013-12-12T23:05:10.931000000</dc:date>
    <meta:editing-duration>PT10H42M11S</meta:editing-duration>
    <meta:editing-cycles>28</meta:editing-cycles>
    <meta:generator>LibreOffice/4.1.1.2$Windows_x86 LibreOffice_project/7e4286b58adc75a14f6d83f53a03b6c11fa2903</meta:generator>
    <meta:document-statistic meta:table-count="0" meta:image-count="10" meta:object-count="0" meta:page-count="10" meta:paragraph-count="160" meta:word-count="1613" meta:character-count="10091" meta:non-whitespace-character-count="8416"/>
  </office:meta>
</office:document-meta>
</file>